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font-style="normal" fo:font-weight="normal" officeooo:paragraph-rsid="00c7d643"/>
    </style:style>
    <style:style style:name="P2" style:family="paragraph" style:parent-style-name="Standard">
      <style:text-properties fo:font-variant="normal" fo:text-transform="none" fo:color="#000000" style:font-name="Monospace" fo:font-size="11pt" fo:letter-spacing="normal" fo:font-style="normal" fo:font-weight="normal" officeooo:rsid="00c9c7bc" officeooo:paragraph-rsid="00c9c7bc"/>
    </style:style>
    <style:style style:name="P3" style:family="paragraph" style:parent-style-name="Standard">
      <style:text-properties fo:font-variant="normal" fo:text-transform="none" fo:color="#000000" style:font-name="Monospace" fo:font-size="11pt" fo:letter-spacing="normal" fo:font-style="normal" fo:font-weight="normal" officeooo:rsid="00c9c7bc" officeooo:paragraph-rsid="00d8946e"/>
    </style:style>
    <style:style style:name="P4" style:family="paragraph" style:parent-style-name="Standard">
      <style:text-properties fo:font-variant="normal" fo:text-transform="none" fo:color="#000000" style:font-name="Monospace" fo:font-size="11pt" fo:letter-spacing="normal" fo:font-style="normal" fo:font-weight="normal" officeooo:rsid="00b88617" officeooo:paragraph-rsid="00b88617" fo:background-color="#e8f2fe" style:font-size-asian="11pt"/>
    </style:style>
    <style:style style:name="P5" style:family="paragraph" style:parent-style-name="Standard">
      <style:text-properties fo:font-variant="normal" fo:text-transform="none" fo:color="#000000" style:font-name="Monospace" fo:font-size="11pt" fo:letter-spacing="normal" fo:font-style="normal" fo:font-weight="normal" officeooo:rsid="00b88617" officeooo:paragraph-rsid="00ce7b4e" fo:background-color="#e8f2fe" style:font-size-asian="11pt"/>
    </style:style>
    <style:style style:name="P6" style:family="paragraph" style:parent-style-name="Standard">
      <style:text-properties fo:font-variant="normal" fo:text-transform="none" fo:color="#000000" style:font-name="Monospace" fo:font-size="11pt" fo:letter-spacing="normal" fo:font-style="normal" fo:font-weight="normal" officeooo:rsid="00b88617" officeooo:paragraph-rsid="00f3bc6a" fo:background-color="#e8f2fe" style:font-size-asian="11pt"/>
    </style:style>
    <style:style style:name="P7" style:family="paragraph" style:parent-style-name="Standard">
      <style:text-properties fo:font-variant="normal" fo:text-transform="none" fo:color="#000000" style:font-name="Monospace" fo:font-size="11pt" fo:letter-spacing="normal" fo:font-style="normal" fo:font-weight="normal" officeooo:rsid="00b88617" officeooo:paragraph-rsid="0100cef6" fo:background-color="#e8f2fe" style:font-size-asian="11pt"/>
    </style:style>
    <style:style style:name="P8" style:family="paragraph" style:parent-style-name="Standard">
      <style:text-properties fo:font-variant="normal" fo:text-transform="none" fo:color="#000000" style:font-name="Monospace" fo:font-size="11pt" fo:letter-spacing="normal" fo:font-style="normal" fo:font-weight="normal" officeooo:rsid="00b88617" officeooo:paragraph-rsid="0108c40c" fo:background-color="#e8f2fe" style:font-size-asian="11pt"/>
    </style:style>
    <style:style style:name="P9" style:family="paragraph" style:parent-style-name="Standard">
      <style:text-properties fo:font-variant="normal" fo:text-transform="none" fo:color="#000000" style:font-name="Monospace" fo:font-size="11pt" fo:letter-spacing="normal" fo:font-style="normal" fo:font-weight="normal" officeooo:rsid="00b88617" officeooo:paragraph-rsid="010e0d56" fo:background-color="#e8f2fe" style:font-size-asian="11pt"/>
    </style:style>
    <style:style style:name="P10" style:family="paragraph" style:parent-style-name="Standard">
      <style:text-properties fo:font-variant="normal" fo:text-transform="none" fo:color="#000000" style:font-name="Monospace" fo:font-size="11pt" fo:letter-spacing="normal" fo:font-style="normal" fo:font-weight="normal" officeooo:rsid="00b88617" officeooo:paragraph-rsid="01212448" fo:background-color="#e8f2fe" style:font-size-asian="11pt"/>
    </style:style>
    <style:style style:name="P11" style:family="paragraph" style:parent-style-name="Standard">
      <style:text-properties fo:font-variant="normal" fo:text-transform="none" fo:color="#000000" style:font-name="Monospace" fo:font-size="11pt" fo:letter-spacing="normal" fo:font-style="normal" fo:font-weight="normal" officeooo:rsid="00ba372b" officeooo:paragraph-rsid="00ba8ab3" fo:background-color="#e8f2fe" style:font-size-asian="11pt"/>
    </style:style>
    <style:style style:name="P12" style:family="paragraph" style:parent-style-name="Standard">
      <style:text-properties fo:font-variant="normal" fo:text-transform="none" fo:color="#000000" style:font-name="Monospace" fo:font-size="11pt" fo:letter-spacing="normal" fo:font-style="normal" fo:font-weight="normal" officeooo:rsid="00ba372b" officeooo:paragraph-rsid="00ce7b4e" fo:background-color="#e8f2fe" style:font-size-asian="11pt"/>
    </style:style>
    <style:style style:name="P13" style:family="paragraph" style:parent-style-name="Standard">
      <style:text-properties fo:font-variant="normal" fo:text-transform="none" fo:color="#000000" style:font-name="Monospace" fo:font-size="11pt" fo:letter-spacing="normal" fo:font-style="normal" fo:font-weight="normal" officeooo:rsid="00ba372b" officeooo:paragraph-rsid="00f3bc6a" fo:background-color="#e8f2fe" style:font-size-asian="11pt"/>
    </style:style>
    <style:style style:name="P14" style:family="paragraph" style:parent-style-name="Standard">
      <style:text-properties fo:font-variant="normal" fo:text-transform="none" fo:color="#000000" style:font-name="Monospace" fo:font-size="11pt" fo:letter-spacing="normal" fo:font-style="normal" fo:font-weight="normal" officeooo:rsid="00ba372b" officeooo:paragraph-rsid="0108c40c" fo:background-color="#e8f2fe" style:font-size-asian="11pt"/>
    </style:style>
    <style:style style:name="P15" style:family="paragraph" style:parent-style-name="Standard">
      <style:text-properties fo:font-variant="normal" fo:text-transform="none" fo:color="#000000" style:font-name="Monospace" fo:font-size="11pt" fo:letter-spacing="normal" fo:font-style="normal" fo:font-weight="normal" officeooo:rsid="00ba372b" officeooo:paragraph-rsid="010e0d56" fo:background-color="#e8f2fe" style:font-size-asian="11pt"/>
    </style:style>
    <style:style style:name="P16" style:family="paragraph" style:parent-style-name="Standard">
      <style:text-properties fo:font-variant="normal" fo:text-transform="none" fo:color="#000000" style:font-name="Monospace" fo:font-size="11pt" fo:letter-spacing="normal" fo:font-style="normal" fo:font-weight="normal" officeooo:rsid="00ba372b" officeooo:paragraph-rsid="01212448" fo:background-color="#e8f2fe" style:font-size-asian="11pt"/>
    </style:style>
    <style:style style:name="P17" style:family="paragraph" style:parent-style-name="Standard">
      <style:text-properties fo:font-variant="normal" fo:text-transform="none" fo:color="#000000" style:font-name="Monospace" fo:font-size="11pt" fo:letter-spacing="normal" fo:font-style="normal" fo:font-weight="normal" officeooo:rsid="00bc46d4" officeooo:paragraph-rsid="00bc46d4" fo:background-color="#e8f2fe" style:font-size-asian="11pt"/>
    </style:style>
    <style:style style:name="P18" style:family="paragraph" style:parent-style-name="Standard">
      <style:text-properties fo:font-variant="normal" fo:text-transform="none" fo:color="#000000" style:font-name="Monospace" fo:font-size="11pt" fo:letter-spacing="normal" fo:font-style="normal" fo:font-weight="normal" officeooo:rsid="00bc46d4" officeooo:paragraph-rsid="00ce7b4e" fo:background-color="#e8f2fe" style:font-size-asian="11pt"/>
    </style:style>
    <style:style style:name="P19" style:family="paragraph" style:parent-style-name="Standard">
      <style:text-properties fo:font-variant="normal" fo:text-transform="none" fo:color="#000000" style:font-name="Monospace" fo:font-size="11pt" fo:letter-spacing="normal" fo:font-style="normal" fo:font-weight="normal" officeooo:rsid="00bc46d4" officeooo:paragraph-rsid="010115f3" fo:background-color="#e8f2fe" style:font-size-asian="11pt"/>
    </style:style>
    <style:style style:name="P20" style:family="paragraph" style:parent-style-name="Standard">
      <style:text-properties fo:font-variant="normal" fo:text-transform="none" fo:color="#000000" style:font-name="Monospace" fo:font-size="11pt" fo:letter-spacing="normal" fo:font-style="normal" fo:font-weight="normal" officeooo:rsid="00bc46d4" officeooo:paragraph-rsid="0108c40c" fo:background-color="#e8f2fe" style:font-size-asian="11pt"/>
    </style:style>
    <style:style style:name="P21" style:family="paragraph" style:parent-style-name="Standard">
      <style:text-properties fo:font-variant="normal" fo:text-transform="none" fo:color="#000000" style:font-name="Monospace" fo:font-size="11pt" fo:letter-spacing="normal" fo:font-style="normal" fo:font-weight="normal" officeooo:rsid="00bc46d4" officeooo:paragraph-rsid="010e0d56" fo:background-color="#e8f2fe" style:font-size-asian="11pt"/>
    </style:style>
    <style:style style:name="P22" style:family="paragraph" style:parent-style-name="Standard">
      <style:text-properties fo:font-variant="normal" fo:text-transform="none" fo:color="#000000" style:font-name="Monospace" fo:font-size="11pt" fo:letter-spacing="normal" fo:font-style="normal" fo:font-weight="normal" officeooo:rsid="00bc46d4" officeooo:paragraph-rsid="01212448" fo:background-color="#e8f2fe" style:font-size-asian="11pt"/>
    </style:style>
    <style:style style:name="P23" style:family="paragraph" style:parent-style-name="Standard">
      <style:text-properties fo:font-variant="normal" fo:text-transform="none" fo:color="#000000" style:font-name="Monospace" fo:font-size="11pt" fo:letter-spacing="normal" fo:font-style="normal" fo:font-weight="normal" officeooo:rsid="00f4fc78" officeooo:paragraph-rsid="00f4fc78" fo:background-color="#e8f2fe" style:font-size-asian="11pt"/>
    </style:style>
    <style:style style:name="P24" style:family="paragraph" style:parent-style-name="Standard">
      <style:text-properties fo:font-variant="normal" fo:text-transform="none" fo:color="#000000" style:font-name="Monospace" fo:font-size="11pt" fo:letter-spacing="normal" fo:font-style="normal" fo:font-weight="normal" officeooo:paragraph-rsid="01289d8a"/>
    </style:style>
    <style:style style:name="P25" style:family="paragraph" style:parent-style-name="Standard">
      <style:text-properties fo:font-variant="normal" fo:text-transform="none" fo:color="#000000" style:font-name="Monospace" fo:font-size="11pt" fo:letter-spacing="normal" fo:font-style="normal" fo:font-weight="normal" officeooo:rsid="0128d03f" officeooo:paragraph-rsid="0128d03f"/>
    </style:style>
    <style:style style:name="P26" style:family="paragraph" style:parent-style-name="Standard">
      <style:text-properties fo:font-variant="normal" fo:text-transform="none" fo:color="#000000" style:font-name="Monospace" fo:font-size="11pt" fo:letter-spacing="normal" fo:font-style="normal" fo:font-weight="normal" officeooo:rsid="012ed168" officeooo:paragraph-rsid="012ed168"/>
    </style:style>
    <style:style style:name="P27" style:family="paragraph" style:parent-style-name="Standard">
      <style:text-properties fo:font-variant="normal" fo:text-transform="none" fo:color="#000000" style:font-name="Monospace" fo:font-size="11pt" fo:letter-spacing="normal" fo:font-style="normal" fo:font-weight="normal" officeooo:paragraph-rsid="01436161"/>
    </style:style>
    <style:style style:name="P28" style:family="paragraph" style:parent-style-name="Standard">
      <style:text-properties fo:font-variant="normal" fo:text-transform="none" fo:color="#000000" style:font-name="Monospace" fo:font-size="11pt" fo:letter-spacing="normal" fo:font-style="normal" fo:font-weight="normal" officeooo:paragraph-rsid="016ac0f7"/>
    </style:style>
    <style:style style:name="P29" style:family="paragraph" style:parent-style-name="Standard">
      <style:text-properties fo:font-variant="normal" fo:text-transform="none" fo:color="#000000" style:font-name="Monospace" fo:font-size="11pt" fo:letter-spacing="normal" fo:font-style="normal" fo:font-weight="normal" officeooo:paragraph-rsid="01939bf7"/>
    </style:style>
    <style:style style:name="P30" style:family="paragraph" style:parent-style-name="Standard">
      <style:text-properties fo:font-variant="normal" fo:text-transform="none" fo:color="#000000" style:font-name="Monospace" fo:font-size="11pt" fo:letter-spacing="normal" fo:font-style="normal" fo:font-weight="normal" officeooo:paragraph-rsid="01adde10"/>
    </style:style>
    <style:style style:name="P31" style:family="paragraph" style:parent-style-name="Standard">
      <style:text-properties fo:font-variant="normal" fo:text-transform="none" fo:color="#000000" style:font-name="Monospace" fo:font-size="11pt" fo:letter-spacing="normal" fo:font-style="normal" fo:font-weight="normal" officeooo:paragraph-rsid="01c0e499"/>
    </style:style>
    <style:style style:name="P32" style:family="paragraph" style:parent-style-name="Standard">
      <style:text-properties fo:font-variant="normal" fo:text-transform="none" fo:color="#000000" style:font-name="Monospace" fo:font-size="11pt" fo:letter-spacing="normal" fo:font-style="normal" fo:font-weight="normal" officeooo:paragraph-rsid="01c821db"/>
    </style:style>
    <style:style style:name="P33" style:family="paragraph" style:parent-style-name="Standard">
      <style:text-properties fo:font-variant="normal" fo:text-transform="none" fo:color="#000000" style:font-name="Monospace" fo:font-size="11pt" fo:letter-spacing="normal" fo:font-style="normal" fo:font-weight="bold" officeooo:rsid="00b69d83" officeooo:paragraph-rsid="0100cef6" fo:background-color="#e8f2fe" style:font-size-asian="11pt" style:font-weight-asian="bold" style:font-weight-complex="bold"/>
    </style:style>
    <style:style style:name="P34"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0bee4d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0ce7b4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0f3bc6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7"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10115f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8"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108c40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9"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10e0d5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0" style:family="paragraph" style:parent-style-name="Standard">
      <style:text-properties fo:font-variant="normal" fo:text-transform="none" fo:color="#000000" style:font-name="Monospace" fo:font-size="11pt" fo:letter-spacing="normal" fo:language="en" fo:country="IN" fo:font-style="normal" fo:font-weight="normal" officeooo:rsid="00bc46d4" officeooo:paragraph-rsid="0121244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1"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0bee4d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2"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0f3bc6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3"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108c40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4"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10e0d5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5"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1095d9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6" style:family="paragraph" style:parent-style-name="Standard">
      <style:text-properties fo:font-variant="normal" fo:text-transform="none" fo:color="#000000" style:font-name="Monospace" fo:font-size="11pt" fo:letter-spacing="normal" fo:language="en" fo:country="IN" fo:font-style="normal" fo:font-weight="normal" officeooo:rsid="00c3053b" officeooo:paragraph-rsid="00c7d64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7" style:family="paragraph" style:parent-style-name="Standard">
      <style:text-properties fo:font-variant="normal" fo:text-transform="none" fo:color="#000000" style:font-name="Monospace" fo:font-size="11pt" fo:letter-spacing="normal" fo:language="en" fo:country="IN" fo:font-style="normal" fo:font-weight="normal" officeooo:rsid="00c4bee3" officeooo:paragraph-rsid="00c4bee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8" style:family="paragraph" style:parent-style-name="Standard">
      <style:text-properties fo:font-variant="normal" fo:text-transform="none" fo:color="#000000" style:font-name="Monospace" fo:font-size="11pt" fo:letter-spacing="normal" fo:language="en" fo:country="IN" fo:font-style="normal" fo:font-weight="normal" officeooo:rsid="00c62ae6" officeooo:paragraph-rsid="00c62ae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49"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c9c7b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0"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d8946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1"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d6b6c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2"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d959db" style:letter-kerning="true" fo:background-color="#e8f2fe" style:font-name-asian="Noto Sans CJK SC Regular" style:font-size-asian="11pt" style:language-asian="zh" style:country-asian="CN" style:font-name-complex="Lohit Devanagari" style:font-size-complex="12pt" style:language-complex="hi" style:country-complex="IN" loext:padding="0cm" loext:border="none"/>
    </style:style>
    <style:style style:name="P53" style:family="paragraph" style:parent-style-name="Standard">
      <style:text-properties fo:font-variant="normal" fo:text-transform="none" fo:color="#000000" style:font-name="Monospace" fo:font-size="11pt" fo:letter-spacing="normal" fo:language="en" fo:country="IN" fo:font-style="normal" fo:font-weight="normal" officeooo:rsid="00c9c7bc" officeooo:paragraph-rsid="00ee6b4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4" style:family="paragraph" style:parent-style-name="Standard">
      <style:text-properties fo:font-variant="normal" fo:text-transform="none" fo:color="#000000" style:font-name="Monospace" fo:font-size="11pt" fo:letter-spacing="normal" fo:language="en" fo:country="IN" fo:font-style="normal" fo:font-weight="normal" officeooo:rsid="00cbc38b" officeooo:paragraph-rsid="00cbc38b"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5" style:family="paragraph" style:parent-style-name="Standard">
      <style:text-properties fo:font-variant="normal" fo:text-transform="none" fo:color="#000000" style:font-name="Monospace" fo:font-size="11pt" fo:letter-spacing="normal" fo:language="en" fo:country="IN" fo:font-style="normal" fo:font-weight="normal" officeooo:rsid="00cbc38b" officeooo:paragraph-rsid="00d8946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6" style:family="paragraph" style:parent-style-name="Standard">
      <style:text-properties fo:font-variant="normal" fo:text-transform="none" fo:color="#000000" style:font-name="Monospace" fo:font-size="11pt" fo:letter-spacing="normal" fo:language="en" fo:country="IN" fo:font-style="normal" fo:font-weight="normal" officeooo:rsid="00ccf195" officeooo:paragraph-rsid="00ccf195"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7" style:family="paragraph" style:parent-style-name="Standard">
      <style:text-properties fo:font-variant="normal" fo:text-transform="none" fo:color="#000000" style:font-name="Monospace" fo:font-size="11pt" fo:letter-spacing="normal" fo:language="en" fo:country="IN" fo:font-style="normal" fo:font-weight="normal" officeooo:rsid="00ccf195" officeooo:paragraph-rsid="00d8946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8" style:family="paragraph" style:parent-style-name="Standard">
      <style:text-properties fo:font-variant="normal" fo:text-transform="none" fo:color="#000000" style:font-name="Monospace" fo:font-size="11pt" fo:letter-spacing="normal" fo:language="en" fo:country="IN" fo:font-style="normal" fo:font-weight="normal" officeooo:rsid="00cd38ef" officeooo:paragraph-rsid="00cd38e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59" style:family="paragraph" style:parent-style-name="Standard">
      <style:text-properties fo:font-variant="normal" fo:text-transform="none" fo:color="#000000" style:font-name="Monospace" fo:font-size="11pt" fo:letter-spacing="normal" fo:language="en" fo:country="IN" fo:font-style="normal" fo:font-weight="normal" officeooo:rsid="00ce7b4e" officeooo:paragraph-rsid="00ce7b4e"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0" style:family="paragraph" style:parent-style-name="Standard">
      <style:text-properties fo:font-variant="normal" fo:text-transform="none" fo:color="#000000" style:font-name="Monospace" fo:font-size="11pt" fo:letter-spacing="normal" fo:language="en" fo:country="IN" fo:font-style="normal" fo:font-weight="normal" officeooo:rsid="00d09bc7" officeooo:paragraph-rsid="00d09bc7"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1" style:family="paragraph" style:parent-style-name="Standard">
      <style:text-properties fo:font-variant="normal" fo:text-transform="none" fo:color="#000000" style:font-name="Monospace" fo:font-size="11pt" fo:letter-spacing="normal" fo:language="en" fo:country="IN" fo:font-style="normal" fo:font-weight="normal" officeooo:rsid="00d09bc7" officeooo:paragraph-rsid="0121244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2" style:family="paragraph" style:parent-style-name="Standard">
      <style:text-properties fo:font-variant="normal" fo:text-transform="none" fo:color="#000000" style:font-name="Monospace" fo:font-size="11pt" fo:letter-spacing="normal" fo:language="en" fo:country="IN" fo:font-style="normal" fo:font-weight="normal" officeooo:rsid="00d55c38" officeooo:paragraph-rsid="00d55c3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3" style:family="paragraph" style:parent-style-name="Standard">
      <style:text-properties fo:font-variant="normal" fo:text-transform="none" fo:color="#000000" style:font-name="Monospace" fo:font-size="11pt" fo:letter-spacing="normal" fo:language="en" fo:country="IN" fo:font-style="normal" fo:font-weight="normal" officeooo:rsid="00d6b6c1" officeooo:paragraph-rsid="00d6b6c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4" style:family="paragraph" style:parent-style-name="Standard">
      <style:text-properties fo:font-variant="normal" fo:text-transform="none" fo:color="#000000" style:font-name="Monospace" fo:font-size="11pt" fo:letter-spacing="normal" fo:language="en" fo:country="IN" fo:font-style="normal" fo:font-weight="normal" officeooo:rsid="00d959db" officeooo:paragraph-rsid="00d959db"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5" style:family="paragraph" style:parent-style-name="Standard">
      <style:text-properties fo:font-variant="normal" fo:text-transform="none" fo:color="#000000" style:font-name="Monospace" fo:font-size="11pt" fo:letter-spacing="normal" fo:language="en" fo:country="IN" fo:font-style="normal" fo:font-weight="normal" officeooo:rsid="00dbc47a" officeooo:paragraph-rsid="00dbc47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6" style:family="paragraph" style:parent-style-name="Standard">
      <style:text-properties fo:font-variant="normal" fo:text-transform="none" fo:color="#000000" style:font-name="Monospace" fo:font-size="11pt" fo:letter-spacing="normal" fo:language="en" fo:country="IN" fo:font-style="normal" fo:font-weight="normal" officeooo:rsid="00ea0775" officeooo:paragraph-rsid="00ea0775"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7" style:family="paragraph" style:parent-style-name="Standard">
      <style:text-properties fo:font-variant="normal" fo:text-transform="none" fo:color="#000000" style:font-name="Monospace" fo:font-size="11pt" fo:letter-spacing="normal" fo:language="en" fo:country="IN" fo:font-style="normal" fo:font-weight="normal" officeooo:rsid="00eb0dfa" officeooo:paragraph-rsid="00eb0df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8" style:family="paragraph" style:parent-style-name="Standard">
      <style:text-properties fo:font-variant="normal" fo:text-transform="none" fo:color="#000000" style:font-name="Monospace" fo:font-size="11pt" fo:letter-spacing="normal" fo:language="en" fo:country="IN" fo:font-style="normal" fo:font-weight="normal" officeooo:rsid="00f15baa" officeooo:paragraph-rsid="00f15ba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69" style:family="paragraph" style:parent-style-name="Standard">
      <style:text-properties fo:font-variant="normal" fo:text-transform="none" fo:color="#000000" style:font-name="Monospace" fo:font-size="11pt" fo:letter-spacing="normal" fo:language="en" fo:country="IN" fo:font-style="normal" fo:font-weight="normal" officeooo:rsid="00f2153b" officeooo:paragraph-rsid="00f2153b"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0" style:family="paragraph" style:parent-style-name="Standard">
      <style:text-properties fo:font-variant="normal" fo:text-transform="none" fo:color="#000000" style:font-name="Monospace" fo:font-size="11pt" fo:letter-spacing="normal" fo:language="en" fo:country="IN" fo:font-style="normal" fo:font-weight="normal" officeooo:rsid="00f3bc6a" officeooo:paragraph-rsid="00f3bc6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1" style:family="paragraph" style:parent-style-name="Standard">
      <style:text-properties fo:font-variant="normal" fo:text-transform="none" fo:color="#000000" style:font-name="Monospace" fo:font-size="11pt" fo:letter-spacing="normal" fo:language="en" fo:country="IN" fo:font-style="normal" fo:font-weight="normal" officeooo:rsid="00f3bc6a" officeooo:paragraph-rsid="011928b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2" style:family="paragraph" style:parent-style-name="Standard">
      <style:text-properties fo:font-variant="normal" fo:text-transform="none" fo:color="#000000" style:font-name="Monospace" fo:font-size="11pt" fo:letter-spacing="normal" fo:language="en" fo:country="IN" fo:font-style="normal" fo:font-weight="normal" officeooo:rsid="00f7fea2" officeooo:paragraph-rsid="00f7fea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3" style:family="paragraph" style:parent-style-name="Standard">
      <style:text-properties fo:font-variant="normal" fo:text-transform="none" fo:color="#000000" style:font-name="Monospace" fo:font-size="11pt" fo:letter-spacing="normal" fo:language="en" fo:country="IN" fo:font-style="normal" fo:font-weight="normal" officeooo:rsid="00fe011d" officeooo:paragraph-rsid="00fe011d"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4" style:family="paragraph" style:parent-style-name="Standard">
      <style:text-properties fo:font-variant="normal" fo:text-transform="none" fo:color="#000000" style:font-name="Monospace" fo:font-size="11pt" fo:letter-spacing="normal" fo:language="en" fo:country="IN" fo:font-style="normal" fo:font-weight="normal" officeooo:rsid="00ba372b" officeooo:paragraph-rsid="0100cef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5" style:family="paragraph" style:parent-style-name="Standard">
      <style:text-properties fo:font-variant="normal" fo:text-transform="none" fo:color="#000000" style:font-name="Monospace" fo:font-size="11pt" fo:letter-spacing="normal" fo:language="en" fo:country="IN" fo:font-style="normal" fo:font-weight="normal" officeooo:rsid="010115f3" officeooo:paragraph-rsid="010115f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6" style:family="paragraph" style:parent-style-name="Standard">
      <style:text-properties fo:font-variant="normal" fo:text-transform="none" fo:color="#000000" style:font-name="Monospace" fo:font-size="11pt" fo:letter-spacing="normal" fo:language="en" fo:country="IN" fo:font-style="normal" fo:font-weight="normal" officeooo:rsid="01064636" officeooo:paragraph-rsid="01095d9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7" style:family="paragraph" style:parent-style-name="Standard">
      <style:text-properties fo:font-variant="normal" fo:text-transform="none" fo:color="#000000" style:font-name="Monospace" fo:font-size="11pt" fo:letter-spacing="normal" fo:language="en" fo:country="IN" fo:font-style="normal" fo:font-weight="normal" officeooo:rsid="00baa8a3" officeooo:paragraph-rsid="011bc584"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8" style:family="paragraph" style:parent-style-name="Standard">
      <style:text-properties fo:font-variant="normal" fo:text-transform="none" fo:color="#000000" style:font-name="Monospace" fo:font-size="11pt" fo:letter-spacing="normal" fo:language="en" fo:country="IN" fo:font-style="normal" fo:font-weight="normal" officeooo:rsid="011e5261" officeooo:paragraph-rsid="011e526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79" style:family="paragraph" style:parent-style-name="Standard">
      <style:text-properties fo:font-variant="normal" fo:text-transform="none" fo:color="#000000" style:font-name="Monospace" fo:font-size="11pt" fo:letter-spacing="normal" fo:language="en" fo:country="IN" fo:font-style="normal" fo:font-weight="normal" officeooo:rsid="011fb2ca" officeooo:paragraph-rsid="011fb2c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0" style:family="paragraph" style:parent-style-name="Standard">
      <style:text-properties fo:font-variant="normal" fo:text-transform="none" fo:color="#000000" style:font-name="Monospace" fo:font-size="11pt" fo:letter-spacing="normal" fo:language="en" fo:country="IN" fo:font-style="normal" fo:font-weight="normal" officeooo:rsid="0120bbd7" officeooo:paragraph-rsid="0120bbd7"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1" style:family="paragraph" style:parent-style-name="Standard">
      <style:text-properties fo:font-variant="normal" fo:text-transform="none" fo:color="#000000" style:font-name="Monospace" fo:font-size="11pt" fo:letter-spacing="normal" fo:language="en" fo:country="IN" fo:font-style="normal" fo:font-weight="normal" officeooo:rsid="01212448" officeooo:paragraph-rsid="0121244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2" style:family="paragraph" style:parent-style-name="Standard">
      <style:text-properties fo:font-variant="normal" fo:text-transform="none" fo:color="#000000" style:font-name="Monospace" fo:font-size="11pt" fo:letter-spacing="normal" fo:language="en" fo:country="IN" fo:font-style="normal" fo:font-weight="normal" officeooo:rsid="0125f903" officeooo:paragraph-rsid="0125f90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3" style:family="paragraph" style:parent-style-name="Standard">
      <style:text-properties fo:font-variant="normal" fo:text-transform="none" fo:color="#000000" style:font-name="Monospace" fo:font-size="11pt" fo:letter-spacing="normal" fo:language="en" fo:country="IN" fo:font-style="normal" fo:font-weight="normal" officeooo:rsid="012638fc" officeooo:paragraph-rsid="012638f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4" style:family="paragraph" style:parent-style-name="Standard">
      <style:text-properties fo:font-variant="normal" fo:text-transform="none" fo:color="#000000" style:font-name="Monospace" fo:font-size="11pt" fo:letter-spacing="normal" fo:language="en" fo:country="IN" fo:font-style="normal" fo:font-weight="normal" officeooo:rsid="01279902" officeooo:paragraph-rsid="0127990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5" style:family="paragraph" style:parent-style-name="Standard">
      <style:text-properties fo:font-variant="normal" fo:text-transform="none" fo:color="#000000" style:font-name="Monospace" fo:font-size="11pt" fo:letter-spacing="normal" fo:language="en" fo:country="IN" fo:font-style="normal" fo:font-weight="normal" officeooo:rsid="01289d8a" officeooo:paragraph-rsid="01289d8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6" style:family="paragraph" style:parent-style-name="Standard">
      <style:text-properties fo:font-variant="normal" fo:text-transform="none" fo:color="#000000" style:font-name="Monospace" fo:font-size="11pt" fo:letter-spacing="normal" fo:language="en" fo:country="IN" fo:font-style="normal" fo:font-weight="normal" officeooo:rsid="012bb5c3" officeooo:paragraph-rsid="012bb5c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7" style:family="paragraph" style:parent-style-name="Standard">
      <style:text-properties fo:font-variant="normal" fo:text-transform="none" fo:color="#000000" style:font-name="Monospace" fo:font-size="11pt" fo:letter-spacing="normal" fo:language="en" fo:country="IN" fo:font-style="normal" fo:font-weight="normal" officeooo:rsid="0128d03f" officeooo:paragraph-rsid="0128d03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8" style:family="paragraph" style:parent-style-name="Standard">
      <style:text-properties fo:font-variant="normal" fo:text-transform="none" fo:color="#000000" style:font-name="Monospace" fo:font-size="11pt" fo:letter-spacing="normal" fo:language="en" fo:country="IN" fo:font-style="normal" fo:font-weight="normal" officeooo:rsid="012a142d" officeooo:paragraph-rsid="012a142d"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89" style:family="paragraph" style:parent-style-name="Standard">
      <style:text-properties fo:font-variant="normal" fo:text-transform="none" fo:color="#000000" style:font-name="Monospace" fo:font-size="11pt" fo:letter-spacing="normal" fo:language="en" fo:country="IN" fo:font-style="normal" fo:font-weight="normal" officeooo:rsid="012eeea6" officeooo:paragraph-rsid="012ed16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90" style:family="paragraph" style:parent-style-name="Standard">
      <style:text-properties fo:font-variant="normal" fo:text-transform="none" fo:color="#000000" style:font-name="Monospace" fo:font-size="11pt" fo:letter-spacing="normal" fo:language="en" fo:country="IN" fo:font-style="normal" fo:font-weight="normal" officeooo:rsid="01064636" officeooo:paragraph-rsid="010e0d5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1" style:family="paragraph" style:parent-style-name="Standard">
      <style:text-properties fo:font-variant="normal" fo:text-transform="none" fo:color="#000000" style:font-name="Monospace" fo:font-size="11pt" fo:letter-spacing="normal" fo:language="en" fo:country="IN" fo:font-style="normal" fo:font-weight="normal" officeooo:rsid="011b5a0f" officeooo:paragraph-rsid="011b5a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2" style:family="paragraph" style:parent-style-name="Standard">
      <style:text-properties fo:font-variant="normal" fo:text-transform="none" fo:color="#000000" style:font-name="Monospace" fo:font-size="11pt" fo:letter-spacing="normal" fo:language="en" fo:country="IN" fo:font-style="normal" fo:font-weight="normal" officeooo:rsid="011bc584" officeooo:paragraph-rsid="011bc58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3" style:family="paragraph" style:parent-style-name="Standard">
      <style:text-properties fo:font-variant="normal" fo:text-transform="none" fo:color="#000000" style:font-name="Monospace" fo:font-size="11pt" fo:letter-spacing="normal" fo:language="en" fo:country="IN" fo:font-style="normal" fo:font-weight="normal" officeooo:rsid="013e6d02" officeooo:paragraph-rsid="013e6d0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4" style:family="paragraph" style:parent-style-name="Standard">
      <style:text-properties fo:font-variant="normal" fo:text-transform="none" fo:color="#000000" style:font-name="Monospace" fo:font-size="11pt" fo:letter-spacing="normal" fo:language="en" fo:country="IN" fo:font-style="normal" fo:font-weight="normal" officeooo:rsid="013fb82f" officeooo:paragraph-rsid="013fb8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5"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4182d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6"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4207b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7"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43616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8"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441d8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9"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6ac0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0"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939b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1"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adde1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2"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c0e49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3" style:family="paragraph" style:parent-style-name="Standard">
      <style:text-properties fo:font-variant="normal" fo:text-transform="none" fo:color="#000000" style:font-name="Monospace" fo:font-size="11pt" fo:letter-spacing="normal" fo:language="en" fo:country="IN" fo:font-style="normal" fo:font-weight="normal" officeooo:rsid="014182d6" officeooo:paragraph-rsid="01c821d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4" style:family="paragraph" style:parent-style-name="Standard">
      <style:text-properties fo:font-variant="normal" fo:text-transform="none" fo:color="#000000" style:font-name="Monospace" fo:font-size="11pt" fo:letter-spacing="normal" fo:language="en" fo:country="IN" fo:font-style="normal" fo:font-weight="normal" officeooo:rsid="01486145" officeooo:paragraph-rsid="0148614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5" style:family="paragraph" style:parent-style-name="Standard">
      <style:text-properties fo:font-variant="normal" fo:text-transform="none" fo:color="#000000" style:font-name="Monospace" fo:font-size="11pt" fo:letter-spacing="normal" fo:language="en" fo:country="IN" fo:font-style="normal" fo:font-weight="normal" officeooo:rsid="01486145" officeooo:paragraph-rsid="016ac0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6" style:family="paragraph" style:parent-style-name="Standard">
      <style:text-properties fo:font-variant="normal" fo:text-transform="none" fo:color="#000000" style:font-name="Monospace" fo:font-size="11pt" fo:letter-spacing="normal" fo:language="en" fo:country="IN" fo:font-style="normal" fo:font-weight="normal" officeooo:rsid="01486145" officeooo:paragraph-rsid="01939b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7" style:family="paragraph" style:parent-style-name="Standard">
      <style:text-properties fo:font-variant="normal" fo:text-transform="none" fo:color="#000000" style:font-name="Monospace" fo:font-size="11pt" fo:letter-spacing="normal" fo:language="en" fo:country="IN" fo:font-style="normal" fo:font-weight="normal" officeooo:rsid="01486145" officeooo:paragraph-rsid="01adde1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8" style:family="paragraph" style:parent-style-name="Standard">
      <style:text-properties fo:font-variant="normal" fo:text-transform="none" fo:color="#000000" style:font-name="Monospace" fo:font-size="11pt" fo:letter-spacing="normal" fo:language="en" fo:country="IN" fo:font-style="normal" fo:font-weight="normal" officeooo:rsid="01487b23" officeooo:paragraph-rsid="01487b2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9"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4b030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0"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6ac0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1"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939bf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2"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adde1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3"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c0e49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4" style:family="paragraph" style:parent-style-name="Standard">
      <style:text-properties fo:font-variant="normal" fo:text-transform="none" fo:color="#000000" style:font-name="Monospace" fo:font-size="11pt" fo:letter-spacing="normal" fo:language="en" fo:country="IN" fo:font-style="normal" fo:font-weight="normal" officeooo:rsid="014b0303" officeooo:paragraph-rsid="01c821d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5" style:family="paragraph" style:parent-style-name="Standard">
      <style:text-properties fo:font-variant="normal" fo:text-transform="none" fo:color="#000000" style:font-name="Monospace" fo:font-size="11pt" fo:letter-spacing="normal" fo:language="en" fo:country="IN" fo:font-style="normal" fo:font-weight="normal" officeooo:rsid="0152f4d4" officeooo:paragraph-rsid="0152f4d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6" style:family="paragraph" style:parent-style-name="Standard">
      <style:text-properties fo:font-variant="normal" fo:text-transform="none" fo:color="#000000" style:font-name="Monospace" fo:font-size="11pt" fo:letter-spacing="normal" fo:language="en" fo:country="IN" fo:font-style="normal" fo:font-weight="normal" officeooo:rsid="01545bdd" officeooo:paragraph-rsid="01545bd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7" style:family="paragraph" style:parent-style-name="Standard">
      <style:text-properties fo:font-variant="normal" fo:text-transform="none" fo:color="#000000" style:font-name="Monospace" fo:font-size="11pt" fo:letter-spacing="normal" fo:language="en" fo:country="IN" fo:font-style="normal" fo:font-weight="normal" officeooo:rsid="01583b63" officeooo:paragraph-rsid="01583b6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8" style:family="paragraph" style:parent-style-name="Standard">
      <style:text-properties fo:font-variant="normal" fo:text-transform="none" fo:color="#000000" style:font-name="Monospace" fo:font-size="11pt" fo:letter-spacing="normal" fo:language="en" fo:country="IN" fo:font-style="normal" fo:font-weight="normal" officeooo:rsid="01592fe5" officeooo:paragraph-rsid="01592fe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9"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441d8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0"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59ca9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1"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5bb64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2"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61e4d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3"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7517b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4"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9f60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5" style:family="paragraph" style:parent-style-name="Standard">
      <style:text-properties fo:font-variant="normal" fo:text-transform="none" fo:color="#000000" style:font-name="Monospace" fo:font-size="11pt" fo:letter-spacing="normal" fo:language="en" fo:country="IN" fo:font-style="normal" fo:font-weight="normal" officeooo:rsid="0159ca94" officeooo:paragraph-rsid="01b765c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6" style:family="paragraph" style:parent-style-name="Standard">
      <style:text-properties fo:font-variant="normal" fo:text-transform="none" fo:color="#000000" style:font-name="Monospace" fo:font-size="11pt" fo:letter-spacing="normal" fo:language="en" fo:country="IN" fo:font-style="normal" fo:font-weight="normal" officeooo:rsid="015ef336" officeooo:paragraph-rsid="015ef33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7" style:family="paragraph" style:parent-style-name="Standard">
      <style:text-properties fo:font-variant="normal" fo:text-transform="none" fo:color="#000000" style:font-name="Monospace" fo:font-size="11pt" fo:letter-spacing="normal" fo:language="en" fo:country="IN" fo:font-style="normal" fo:font-weight="normal" officeooo:rsid="015f0513" officeooo:paragraph-rsid="015f051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8" style:family="paragraph" style:parent-style-name="Standard">
      <style:text-properties fo:font-variant="normal" fo:text-transform="none" fo:color="#000000" style:font-name="Monospace" fo:font-size="11pt" fo:letter-spacing="normal" fo:language="en" fo:country="IN" fo:font-style="normal" fo:font-weight="normal" officeooo:rsid="0165914c" officeooo:paragraph-rsid="0165914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9" style:family="paragraph" style:parent-style-name="Standard">
      <style:text-properties fo:font-variant="normal" fo:text-transform="none" fo:color="#000000" style:font-name="Monospace" fo:font-size="11pt" fo:letter-spacing="normal" fo:language="en" fo:country="IN" fo:font-style="normal" fo:font-weight="normal" officeooo:rsid="016df0e1" officeooo:paragraph-rsid="016df0e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0"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6df0e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1"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708b8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2"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7517b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3"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9f60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4"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a1141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5" style:family="paragraph" style:parent-style-name="Standard">
      <style:text-properties fo:font-variant="normal" fo:text-transform="none" fo:color="#000000" style:font-name="Monospace" fo:font-size="11pt" fo:letter-spacing="normal" fo:language="en" fo:country="IN" fo:font-style="normal" fo:font-weight="normal" officeooo:rsid="01708b82" officeooo:paragraph-rsid="01b765c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6" style:family="paragraph" style:parent-style-name="Standard">
      <style:text-properties fo:font-variant="normal" fo:text-transform="none" fo:color="#000000" style:font-name="Monospace" fo:font-size="11pt" fo:letter-spacing="normal" fo:language="en" fo:country="IN" fo:font-style="normal" fo:font-weight="normal" officeooo:rsid="017318dc" officeooo:paragraph-rsid="017318d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7" style:family="paragraph" style:parent-style-name="Standard">
      <style:text-properties fo:font-variant="normal" fo:text-transform="none" fo:color="#000000" style:font-name="Monospace" fo:font-size="11pt" fo:letter-spacing="normal" fo:language="en" fo:country="IN" fo:font-style="normal" fo:font-weight="normal" officeooo:rsid="017318dc" officeooo:paragraph-rsid="019f60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8" style:family="paragraph" style:parent-style-name="Standard">
      <style:text-properties fo:font-variant="normal" fo:text-transform="none" fo:color="#000000" style:font-name="Monospace" fo:font-size="11pt" fo:letter-spacing="normal" fo:language="en" fo:country="IN" fo:font-style="normal" fo:font-weight="normal" officeooo:rsid="017318dc" officeooo:paragraph-rsid="01b765c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9" style:family="paragraph" style:parent-style-name="Standard">
      <style:text-properties fo:font-variant="normal" fo:text-transform="none" fo:color="#000000" style:font-name="Monospace" fo:font-size="11pt" fo:letter-spacing="normal" fo:language="en" fo:country="IN" fo:font-style="normal" fo:font-weight="normal" officeooo:rsid="0178b172" officeooo:paragraph-rsid="0178b17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0" style:family="paragraph" style:parent-style-name="Standard">
      <style:text-properties fo:font-variant="normal" fo:text-transform="none" fo:color="#000000" style:font-name="Monospace" fo:font-size="11pt" fo:letter-spacing="normal" fo:language="en" fo:country="IN" fo:font-style="normal" fo:font-weight="normal" officeooo:rsid="017950f0" officeooo:paragraph-rsid="017950f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1" style:family="paragraph" style:parent-style-name="Standard">
      <style:text-properties fo:font-variant="normal" fo:text-transform="none" fo:color="#000000" style:font-name="Monospace" fo:font-size="11pt" fo:letter-spacing="normal" fo:language="en" fo:country="IN" fo:font-style="normal" fo:font-weight="normal" officeooo:rsid="01947e91" officeooo:paragraph-rsid="01947e9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2" style:family="paragraph" style:parent-style-name="Standard">
      <style:text-properties fo:font-variant="normal" fo:text-transform="none" fo:color="#000000" style:font-name="Monospace" fo:font-size="11pt" fo:letter-spacing="normal" fo:language="en" fo:country="IN" fo:font-style="normal" fo:font-weight="normal" officeooo:rsid="01947e91" officeooo:paragraph-rsid="01adde1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3" style:family="paragraph" style:parent-style-name="Standard">
      <style:text-properties fo:font-variant="normal" fo:text-transform="none" fo:color="#000000" style:font-name="Monospace" fo:font-size="11pt" fo:letter-spacing="normal" fo:language="en" fo:country="IN" fo:font-style="normal" fo:font-weight="normal" officeooo:rsid="01978a51" officeooo:paragraph-rsid="01978a5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4" style:family="paragraph" style:parent-style-name="Standard">
      <style:text-properties fo:font-variant="normal" fo:text-transform="none" fo:color="#000000" style:font-name="Monospace" fo:font-size="11pt" fo:letter-spacing="normal" fo:language="en" fo:country="IN" fo:font-style="normal" fo:font-weight="normal" officeooo:rsid="01984f00" officeooo:paragraph-rsid="01984f0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5" style:family="paragraph" style:parent-style-name="Standard">
      <style:text-properties fo:font-variant="normal" fo:text-transform="none" fo:color="#000000" style:font-name="Monospace" fo:font-size="11pt" fo:letter-spacing="normal" fo:language="en" fo:country="IN" fo:font-style="normal" fo:font-weight="normal" officeooo:rsid="0199a0c1" officeooo:paragraph-rsid="0199a0c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6" style:family="paragraph" style:parent-style-name="Standard">
      <style:text-properties fo:font-variant="normal" fo:text-transform="none" fo:color="#000000" style:font-name="Monospace" fo:font-size="11pt" fo:letter-spacing="normal" fo:language="en" fo:country="IN" fo:font-style="normal" fo:font-weight="normal" officeooo:rsid="019b651f" officeooo:paragraph-rsid="019b651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7" style:family="paragraph" style:parent-style-name="Standard">
      <style:text-properties fo:font-variant="normal" fo:text-transform="none" fo:color="#000000" style:font-name="Monospace" fo:font-size="11pt" fo:letter-spacing="normal" fo:language="en" fo:country="IN" fo:font-style="normal" fo:font-weight="normal" officeooo:rsid="019edfea" officeooo:paragraph-rsid="019edfe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8" style:family="paragraph" style:parent-style-name="Standard">
      <style:text-properties fo:font-variant="normal" fo:text-transform="none" fo:color="#000000" style:font-name="Monospace" fo:font-size="11pt" fo:letter-spacing="normal" fo:language="en" fo:country="IN" fo:font-style="normal" fo:font-weight="normal" officeooo:rsid="01a1141d" officeooo:paragraph-rsid="01a1141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9" style:family="paragraph" style:parent-style-name="Standard">
      <style:text-properties fo:font-variant="normal" fo:text-transform="none" fo:color="#000000" style:font-name="Monospace" fo:font-size="11pt" fo:letter-spacing="normal" fo:language="en" fo:country="IN" fo:font-style="normal" fo:font-weight="normal" officeooo:rsid="01a2c4be" officeooo:paragraph-rsid="01a2c4b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0" style:family="paragraph" style:parent-style-name="Standard">
      <style:text-properties fo:font-variant="normal" fo:text-transform="none" fo:color="#000000" style:font-name="Monospace" fo:font-size="11pt" fo:letter-spacing="normal" fo:language="en" fo:country="IN" fo:font-style="normal" fo:font-weight="normal" officeooo:rsid="01a5fbb0" officeooo:paragraph-rsid="01a5fbb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1" style:family="paragraph" style:parent-style-name="Standard">
      <style:text-properties fo:font-variant="normal" fo:text-transform="none" fo:color="#000000" style:font-name="Monospace" fo:font-size="11pt" fo:letter-spacing="normal" fo:language="en" fo:country="IN" fo:font-style="normal" fo:font-weight="normal" officeooo:rsid="01aadbe4" officeooo:paragraph-rsid="01aadbe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2" style:family="paragraph" style:parent-style-name="Standard">
      <style:text-properties fo:font-variant="normal" fo:text-transform="none" fo:color="#000000" style:font-name="Monospace" fo:font-size="11pt" fo:letter-spacing="normal" fo:language="en" fo:country="IN" fo:font-style="normal" fo:font-weight="normal" officeooo:rsid="01aafca5" officeooo:paragraph-rsid="01aafca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3" style:family="paragraph" style:parent-style-name="Standard">
      <style:text-properties fo:font-variant="normal" fo:text-transform="none" fo:color="#000000" style:font-name="Monospace" fo:font-size="11pt" fo:letter-spacing="normal" fo:language="en" fo:country="IN" fo:font-style="normal" fo:font-weight="normal" officeooo:rsid="01b0a065" officeooo:paragraph-rsid="01b0a06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4" style:family="paragraph" style:parent-style-name="Standard">
      <style:text-properties fo:font-variant="normal" fo:text-transform="none" fo:color="#000000" style:font-name="Monospace" fo:font-size="11pt" fo:letter-spacing="normal" fo:language="en" fo:country="IN" fo:font-style="normal" fo:font-weight="normal" officeooo:rsid="01b19ac7" officeooo:paragraph-rsid="01b19ac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5" style:family="paragraph" style:parent-style-name="Standard">
      <style:text-properties fo:font-variant="normal" fo:text-transform="none" fo:color="#000000" style:font-name="Monospace" fo:font-size="11pt" fo:letter-spacing="normal" fo:language="en" fo:country="IN" fo:font-style="normal" fo:font-weight="normal" officeooo:rsid="01b34a29" officeooo:paragraph-rsid="01b34a2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6" style:family="paragraph" style:parent-style-name="Standard">
      <style:text-properties fo:font-variant="normal" fo:text-transform="none" fo:color="#000000" style:font-name="Monospace" fo:font-size="11pt" fo:letter-spacing="normal" fo:language="en" fo:country="IN" fo:font-style="normal" fo:font-weight="normal" officeooo:rsid="01b48b18" officeooo:paragraph-rsid="01b48b1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7" style:family="paragraph" style:parent-style-name="Standard">
      <style:text-properties fo:font-variant="normal" fo:text-transform="none" fo:color="#000000" style:font-name="Monospace" fo:font-size="11pt" fo:letter-spacing="normal" fo:language="en" fo:country="IN" fo:font-style="normal" fo:font-weight="normal" officeooo:rsid="01b7025f" officeooo:paragraph-rsid="01b7025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8" style:family="paragraph" style:parent-style-name="Standard">
      <style:text-properties fo:font-variant="normal" fo:text-transform="none" fo:color="#000000" style:font-name="Monospace" fo:font-size="11pt" fo:letter-spacing="normal" fo:language="en" fo:country="IN" fo:font-style="normal" fo:font-weight="normal" officeooo:rsid="01b820ad" officeooo:paragraph-rsid="01b820a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9" style:family="paragraph" style:parent-style-name="Standard">
      <style:text-properties fo:font-variant="normal" fo:text-transform="none" fo:color="#000000" style:font-name="Monospace" fo:font-size="11pt" fo:letter-spacing="normal" fo:language="en" fo:country="IN" fo:font-style="normal" fo:font-weight="normal" officeooo:rsid="01ba9683" officeooo:paragraph-rsid="01ba968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0" style:family="paragraph" style:parent-style-name="Standard">
      <style:text-properties fo:font-variant="normal" fo:text-transform="none" fo:color="#000000" style:font-name="Monospace" fo:font-size="11pt" fo:letter-spacing="normal" fo:language="en" fo:country="IN" fo:font-style="normal" fo:font-weight="normal" officeooo:rsid="01bd3b67" officeooo:paragraph-rsid="01bd3b6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1" style:family="paragraph" style:parent-style-name="Standard">
      <style:text-properties fo:font-variant="normal" fo:text-transform="none" fo:color="#000000" style:font-name="Monospace" fo:font-size="11pt" fo:letter-spacing="normal" fo:language="en" fo:country="IN" fo:font-style="normal" fo:font-weight="normal" officeooo:rsid="01c326a9" officeooo:paragraph-rsid="01c326a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2" style:family="paragraph" style:parent-style-name="Standard">
      <style:text-properties fo:font-variant="normal" fo:text-transform="none" fo:color="#000000" style:font-name="Monospace" fo:font-size="11pt" fo:letter-spacing="normal" fo:language="en" fo:country="IN" fo:font-style="normal" fo:font-weight="normal" officeooo:rsid="01c326a9" officeooo:paragraph-rsid="01c821d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3" style:family="paragraph" style:parent-style-name="Standard">
      <style:text-properties fo:font-variant="normal" fo:text-transform="none" fo:color="#000000" style:font-name="Monospace" fo:font-size="11pt" fo:letter-spacing="normal" fo:language="en" fo:country="IN" fo:font-style="normal" fo:font-weight="normal" officeooo:rsid="01c4f20e" officeooo:paragraph-rsid="01c4f20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4" style:family="paragraph" style:parent-style-name="Standard">
      <style:text-properties fo:font-variant="normal" fo:text-transform="none" fo:color="#000000" style:font-name="Monospace" fo:font-size="11pt" fo:letter-spacing="normal" fo:language="en" fo:country="IN" fo:font-style="normal" fo:font-weight="normal" officeooo:rsid="01c98f9d" officeooo:paragraph-rsid="01c98f9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5" style:family="paragraph" style:parent-style-name="Standard">
      <style:text-properties fo:font-variant="normal" fo:text-transform="none" fo:color="#000000" style:font-name="Monospace" fo:font-size="11pt" fo:letter-spacing="normal" fo:language="en" fo:country="IN" fo:font-style="normal" fo:font-weight="normal" officeooo:rsid="01ccb74a" officeooo:paragraph-rsid="01ccb74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6" style:family="paragraph" style:parent-style-name="Standard">
      <style:text-properties fo:font-variant="normal" fo:text-transform="none" fo:color="#000000" style:font-name="Monospace" fo:font-size="11pt" fo:letter-spacing="normal" fo:language="en" fo:country="IN" fo:font-style="normal" fo:font-weight="normal" officeooo:rsid="01d06d55" officeooo:paragraph-rsid="01d06d5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7" style:family="paragraph" style:parent-style-name="Standard">
      <style:text-properties fo:font-variant="normal" fo:text-transform="none" fo:color="#000000" style:font-name="Monospace" fo:font-size="11pt" fo:letter-spacing="normal" fo:language="en" fo:country="IN" fo:font-style="normal" fo:font-weight="normal" officeooo:rsid="01d1fdc8" officeooo:paragraph-rsid="01d1fdc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8" style:family="paragraph" style:parent-style-name="Standard">
      <style:text-properties fo:font-variant="normal" fo:text-transform="none" fo:color="#000000" style:font-name="Monospace" fo:font-size="11pt" fo:letter-spacing="normal" fo:language="en" fo:country="IN" fo:font-style="normal" fo:font-weight="normal" officeooo:rsid="01d6b0e9" officeooo:paragraph-rsid="01d6b0e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9" style:family="paragraph" style:parent-style-name="Standard">
      <style:text-properties fo:font-variant="normal" fo:text-transform="none" fo:color="#000000" style:font-name="Monospace" fo:font-size="11pt" fo:letter-spacing="normal" fo:language="en" fo:country="IN" fo:font-style="normal" fo:font-weight="normal" officeooo:rsid="01d8b011" officeooo:paragraph-rsid="01d8b01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0" style:family="paragraph" style:parent-style-name="Standard">
      <style:text-properties fo:font-variant="normal" fo:text-transform="none" fo:color="#000000" style:font-name="Monospace" fo:font-size="11pt" fo:letter-spacing="normal" fo:language="en" fo:country="IN" fo:font-style="normal" fo:font-weight="normal" officeooo:rsid="01da0dff" officeooo:paragraph-rsid="01da0df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1" style:family="paragraph" style:parent-style-name="Standard">
      <style:text-properties fo:font-variant="normal" fo:text-transform="none" fo:color="#000000" style:font-name="Monospace" fo:font-size="11pt" fo:letter-spacing="normal" fo:language="en" fo:country="IN" fo:font-style="normal" fo:font-weight="normal" officeooo:rsid="0184fdaf" officeooo:paragraph-rsid="0184fda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2" style:family="paragraph" style:parent-style-name="Standard">
      <style:text-properties fo:font-variant="normal" fo:text-transform="none" fo:color="#000000" style:font-name="Monospace" fo:font-size="11pt" fo:letter-spacing="normal" fo:language="en" fo:country="IN" fo:font-style="normal" fo:font-weight="normal" officeooo:rsid="01890618" officeooo:paragraph-rsid="0189061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3"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18c353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4" style:family="paragraph" style:parent-style-name="Standard">
      <style:text-properties fo:font-variant="normal" fo:text-transform="none" fo:color="#000000" style:font-name="Monospace" fo:font-size="11pt" fo:letter-spacing="normal" fo:language="en" fo:country="IN" fo:font-style="normal" fo:font-weight="normal" officeooo:rsid="018e358c" officeooo:paragraph-rsid="018e35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5" style:family="paragraph" style:parent-style-name="Standard">
      <style:text-properties fo:font-variant="normal" fo:text-transform="none" fo:color="#000000" style:font-name="Monospace" fo:font-size="11pt" fo:letter-spacing="normal" fo:language="en" fo:country="IN" fo:font-style="normal" fo:font-weight="normal" officeooo:rsid="018f0b3e" officeooo:paragraph-rsid="018f0b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6" style:family="paragraph" style:parent-style-name="Standard">
      <style:text-properties fo:font-variant="normal" fo:text-transform="none" fo:color="#000000" style:font-name="Monospace" fo:font-size="11pt" fo:letter-spacing="normal" fo:language="en" fo:country="IN" fo:font-style="normal" fo:font-weight="normal" officeooo:rsid="018f0b3e" officeooo:paragraph-rsid="018f299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7" style:family="paragraph" style:parent-style-name="Standard">
      <style:text-properties fo:font-variant="normal" fo:text-transform="none" fo:color="#000000" style:font-name="Monospace" fo:font-size="11pt" fo:letter-spacing="normal" fo:language="en" fo:country="IN" fo:font-style="normal" fo:font-weight="normal" officeooo:rsid="018f0b3e" officeooo:paragraph-rsid="019026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8" style:family="paragraph" style:parent-style-name="Standard">
      <style:text-properties fo:font-variant="normal" fo:text-transform="none" fo:color="#000000" style:font-name="Monospace" fo:font-size="11pt" fo:letter-spacing="normal" fo:language="en" fo:country="IN" fo:font-style="normal" fo:font-weight="normal" officeooo:rsid="0190266c" officeooo:paragraph-rsid="019026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9" style:family="paragraph" style:parent-style-name="Standard">
      <style:text-properties fo:font-variant="normal" fo:text-transform="none" fo:color="#000000" style:font-name="Monospace" fo:font-size="11pt" fo:letter-spacing="normal" fo:language="en" fo:country="IN" fo:font-style="normal" fo:font-weight="normal" officeooo:rsid="01ac2c6f" officeooo:paragraph-rsid="01ac2c6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0" style:family="paragraph" style:parent-style-name="Standard">
      <style:text-properties fo:font-variant="normal" fo:text-transform="none" fo:color="#000000" style:font-name="Monospace" fo:font-size="11pt" fo:letter-spacing="normal" fo:language="en" fo:country="IN" fo:font-style="normal" fo:font-weight="normal" officeooo:rsid="01c1b21c" officeooo:paragraph-rsid="01c1b21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1" style:family="paragraph" style:parent-style-name="Standard">
      <style:text-properties fo:font-variant="normal" fo:text-transform="none" fo:color="#000000" style:font-name="Monospace" fo:font-size="11pt" fo:letter-spacing="normal" fo:language="en" fo:country="IN" fo:font-style="normal" fo:font-weight="normal" officeooo:rsid="01d23a6a" officeooo:paragraph-rsid="01d23a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2" style:family="paragraph" style:parent-style-name="Standard">
      <style:text-properties fo:font-variant="normal" fo:text-transform="none" fo:color="#000000" style:font-name="Monospace" fo:font-size="11pt" fo:letter-spacing="normal" fo:language="en" fo:country="IN" fo:font-style="normal" fo:font-weight="bold" officeooo:rsid="00c3053b" officeooo:paragraph-rsid="00c3053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3" style:family="paragraph" style:parent-style-name="Standard">
      <style:text-properties fo:font-variant="normal" fo:text-transform="none" fo:color="#000000" style:font-name="Monospace" fo:font-size="11pt" fo:letter-spacing="normal" fo:language="en" fo:country="IN" fo:font-style="normal" fo:font-weight="bold" officeooo:rsid="00cde7a4" officeooo:paragraph-rsid="00cde7a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4" style:family="paragraph" style:parent-style-name="Standard">
      <style:text-properties fo:font-variant="normal" fo:text-transform="none" fo:color="#000000" style:font-name="Monospace" fo:font-size="11pt" fo:letter-spacing="normal" fo:language="en" fo:country="IN" fo:font-style="normal" fo:font-weight="bold" officeooo:rsid="00d25bdd" officeooo:paragraph-rsid="00d25bd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5" style:family="paragraph" style:parent-style-name="Standard">
      <style:text-properties fo:font-variant="normal" fo:text-transform="none" fo:color="#000000" style:font-name="Monospace" fo:font-size="11pt" fo:letter-spacing="normal" fo:language="en" fo:country="IN" fo:font-style="normal" fo:font-weight="bold" officeooo:rsid="01064636" officeooo:paragraph-rsid="0107fde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6" style:family="paragraph" style:parent-style-name="Standard">
      <style:text-properties fo:font-variant="normal" fo:text-transform="none" fo:color="#000000" style:font-name="Monospace" fo:font-size="11pt" fo:letter-spacing="normal" fo:language="en" fo:country="IN" fo:font-style="normal" fo:font-weight="bold" officeooo:rsid="01064636" officeooo:paragraph-rsid="010bdf3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7" style:family="paragraph" style:parent-style-name="Standard">
      <style:text-properties fo:font-variant="normal" fo:text-transform="none" fo:color="#000000" style:font-name="Monospace" fo:font-size="11pt" fo:letter-spacing="normal" fo:language="en" fo:country="IN" fo:font-style="normal" fo:font-weight="bold" officeooo:rsid="0120bbd7" officeooo:paragraph-rsid="0120bbd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8" style:family="paragraph" style:parent-style-name="Standard">
      <style:text-properties fo:font-variant="normal" fo:text-transform="none" fo:color="#000000" style:font-name="Monospace" fo:font-size="11pt" fo:letter-spacing="normal" fo:language="en" fo:country="IN" fo:font-style="normal" fo:font-weight="bold" officeooo:rsid="0125f903" officeooo:paragraph-rsid="0125f90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9" style:family="paragraph" style:parent-style-name="Standard">
      <style:text-properties fo:font-variant="normal" fo:text-transform="none" fo:color="#000000" style:font-name="Monospace" fo:font-size="11pt" fo:letter-spacing="normal" fo:language="en" fo:country="IN" fo:font-style="normal" fo:font-weight="bold" officeooo:rsid="012638fc" officeooo:paragraph-rsid="0125f90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0" style:family="paragraph" style:parent-style-name="Standard">
      <style:text-properties fo:font-variant="normal" fo:text-transform="none" fo:color="#000000" style:font-name="Monospace" fo:font-size="11pt" fo:letter-spacing="normal" fo:language="en" fo:country="IN" fo:font-style="normal" fo:font-weight="bold" officeooo:rsid="01175a4e" officeooo:paragraph-rsid="011928b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1" style:family="paragraph" style:parent-style-name="Standard">
      <style:text-properties fo:font-variant="normal" fo:text-transform="none" fo:color="#000000" style:font-name="Monospace" fo:font-size="11pt" fo:letter-spacing="normal" fo:language="en" fo:country="IN" fo:font-style="normal" fo:font-weight="bold" officeooo:rsid="013d218f" officeooo:paragraph-rsid="013d218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2" style:family="paragraph" style:parent-style-name="Standard">
      <style:text-properties fo:font-variant="normal" fo:text-transform="none" fo:color="#000000" style:font-name="Monospace" fo:font-size="11pt" fo:letter-spacing="normal" fo:language="en" fo:country="IN" fo:font-style="normal" fo:font-weight="bold" officeooo:rsid="01522c42" officeooo:paragraph-rsid="01522c4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3" style:family="paragraph" style:parent-style-name="Standard">
      <style:text-properties fo:font-variant="normal" fo:text-transform="none" fo:color="#000000" style:font-name="Monospace" fo:font-size="11pt" fo:letter-spacing="normal" fo:language="en" fo:country="IN" fo:font-style="normal" fo:font-weight="bold" officeooo:rsid="0159ca94" officeooo:paragraph-rsid="0159ca9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4" style:family="paragraph" style:parent-style-name="Standard">
      <style:text-properties fo:font-variant="normal" fo:text-transform="none" fo:color="#000000" style:font-name="Monospace" fo:font-size="11pt" fo:letter-spacing="normal" fo:language="en" fo:country="IN" fo:font-style="normal" fo:font-weight="bold" officeooo:rsid="0161e4d5" officeooo:paragraph-rsid="0161e4d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5" style:family="paragraph" style:parent-style-name="Standard">
      <style:text-properties fo:font-variant="normal" fo:text-transform="none" fo:color="#000000" style:font-name="Monospace" fo:font-size="11pt" fo:letter-spacing="normal" fo:language="en" fo:country="IN" fo:font-style="normal" fo:font-weight="bold" officeooo:rsid="0170eb19" officeooo:paragraph-rsid="0170eb1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6" style:family="paragraph" style:parent-style-name="Standard">
      <style:text-properties fo:font-variant="normal" fo:text-transform="none" fo:color="#000000" style:font-name="Monospace" fo:font-size="11pt" fo:letter-spacing="normal" fo:language="en" fo:country="IN" fo:font-style="normal" fo:font-weight="bold" officeooo:rsid="0184fdaf" officeooo:paragraph-rsid="0184fda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7" style:family="paragraph" style:parent-style-name="Standard">
      <style:text-properties fo:font-variant="normal" fo:text-transform="none" fo:color="#000000" style:font-name="Monospace" fo:font-size="11pt" fo:letter-spacing="normal" fo:language="en" fo:country="IN" fo:font-style="normal" fo:font-weight="bold" officeooo:rsid="0186c3cf" officeooo:paragraph-rsid="0186c3c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8" style:family="paragraph" style:parent-style-name="Standard">
      <style:text-properties fo:font-variant="normal" fo:text-transform="none" fo:color="#000000" style:font-name="Monospace" fo:font-size="11pt" fo:letter-spacing="normal" fo:language="en" fo:country="IN" fo:font-style="normal" fo:font-weight="bold" officeooo:rsid="018d3c16" officeooo:paragraph-rsid="018d3c1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9" style:family="paragraph" style:parent-style-name="Standard">
      <style:text-properties fo:font-variant="normal" fo:text-transform="none" fo:color="#000000" style:font-name="Monospace" fo:font-size="11pt" fo:letter-spacing="normal" fo:language="en" fo:country="IN" fo:font-style="normal" fo:font-weight="bold" officeooo:rsid="019289fc" officeooo:paragraph-rsid="019289f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0" style:family="paragraph" style:parent-style-name="Standard">
      <style:text-properties fo:font-variant="normal" fo:text-transform="none" fo:color="#000000" style:font-name="Monospace" fo:font-size="11pt" fo:letter-spacing="normal" fo:language="en" fo:country="IN" fo:font-style="normal" fo:font-weight="bold" officeooo:rsid="019edfea" officeooo:paragraph-rsid="019edfe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1" style:family="paragraph" style:parent-style-name="Standard">
      <style:text-properties fo:font-variant="normal" fo:text-transform="none" fo:color="#000000" style:font-name="Monospace" fo:font-size="11pt" fo:letter-spacing="normal" fo:language="en" fo:country="IN" fo:font-style="normal" fo:font-weight="bold" officeooo:rsid="01ac2c6f" officeooo:paragraph-rsid="01ac2c6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2" style:family="paragraph" style:parent-style-name="Standard">
      <style:text-properties fo:font-variant="normal" fo:text-transform="none" fo:color="#000000" style:font-name="Monospace" fo:font-size="11pt" fo:letter-spacing="normal" fo:language="en" fo:country="IN" fo:font-style="normal" fo:font-weight="bold" officeooo:rsid="01b58267" officeooo:paragraph-rsid="01b5826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3" style:family="paragraph" style:parent-style-name="Standard">
      <style:text-properties fo:font-variant="normal" fo:text-transform="none" fo:color="#000000" style:font-name="Monospace" fo:font-size="11pt" fo:letter-spacing="normal" fo:language="en" fo:country="IN" fo:font-style="normal" fo:font-weight="bold" officeooo:rsid="01bf7e68" officeooo:paragraph-rsid="01bf7e6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4" style:family="paragraph" style:parent-style-name="Standard">
      <style:text-properties fo:font-variant="normal" fo:text-transform="none" fo:color="#000000" style:font-name="Monospace" fo:font-size="11pt" fo:letter-spacing="normal" fo:language="en" fo:country="IN" fo:font-style="normal" fo:font-weight="bold" officeooo:rsid="01c7c750" officeooo:paragraph-rsid="01c7c75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5" style:family="paragraph" style:parent-style-name="Standard">
      <style:text-properties fo:font-variant="normal" fo:text-transform="none" fo:color="#000000" style:font-name="Monospace" fo:font-size="11pt" fo:letter-spacing="normal" fo:language="en" fo:country="IN" fo:font-style="normal" fo:font-weight="bold" officeooo:rsid="01d408dd" officeooo:paragraph-rsid="01c7c75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6" style:family="paragraph" style:parent-style-name="Standard">
      <style:text-properties fo:font-variant="normal" fo:text-transform="none" fo:color="#f0f0f0" style:font-name="OpenSans" fo:font-size="9pt" fo:letter-spacing="normal" fo:font-style="normal" fo:font-weight="normal" officeooo:rsid="00b703d9" officeooo:paragraph-rsid="00b703d9"/>
    </style:style>
    <style:style style:name="P207" style:family="paragraph" style:parent-style-name="Standard">
      <style:text-properties fo:font-variant="normal" fo:text-transform="none" fo:color="#f0f0f0" style:font-name="OpenSans" fo:font-size="9pt" fo:letter-spacing="normal" fo:font-style="normal" fo:font-weight="normal" officeooo:rsid="00b703d9" officeooo:paragraph-rsid="00f3bc6a"/>
    </style:style>
    <style:style style:name="P208" style:family="paragraph" style:parent-style-name="Standard">
      <style:text-properties fo:font-variant="normal" fo:text-transform="none" fo:color="#f0f0f0" style:font-name="OpenSans" fo:font-size="9pt" fo:letter-spacing="normal" fo:font-style="normal" fo:font-weight="normal" officeooo:rsid="00b703d9" officeooo:paragraph-rsid="0100cef6"/>
    </style:style>
    <style:style style:name="P209" style:family="paragraph" style:parent-style-name="Standard">
      <style:text-properties fo:font-variant="normal" fo:text-transform="none" fo:color="#f0f0f0" style:font-name="OpenSans" fo:font-size="9pt" fo:letter-spacing="normal" fo:font-style="normal" fo:font-weight="normal" officeooo:rsid="00b703d9" officeooo:paragraph-rsid="0108c40c"/>
    </style:style>
    <style:style style:name="P210" style:family="paragraph" style:parent-style-name="Standard">
      <style:text-properties fo:font-variant="normal" fo:text-transform="none" fo:color="#f0f0f0" style:font-name="OpenSans" fo:font-size="9pt" fo:letter-spacing="normal" fo:font-style="normal" fo:font-weight="normal" officeooo:rsid="00b703d9" officeooo:paragraph-rsid="010e0d56"/>
    </style:style>
    <style:style style:name="P211" style:family="paragraph" style:parent-style-name="Standard">
      <style:text-properties fo:font-variant="normal" fo:text-transform="none" fo:color="#f0f0f0" style:font-name="OpenSans" fo:font-size="9pt" fo:letter-spacing="normal" fo:font-style="normal" fo:font-weight="normal" officeooo:rsid="00b88617" officeooo:paragraph-rsid="00b88617"/>
    </style:style>
    <style:style style:name="P212" style:family="paragraph" style:parent-style-name="Standard">
      <style:text-properties fo:font-variant="normal" fo:text-transform="none" fo:color="#f0f0f0" style:font-name="OpenSans" fo:font-size="9pt" fo:letter-spacing="normal" fo:font-style="normal" fo:font-weight="normal" officeooo:rsid="00b88617" officeooo:paragraph-rsid="00ce7b4e"/>
    </style:style>
    <style:style style:name="P213" style:family="paragraph" style:parent-style-name="Standard">
      <style:text-properties fo:font-variant="normal" fo:text-transform="none" fo:color="#f0f0f0" style:font-name="OpenSans" fo:font-size="9pt" fo:letter-spacing="normal" fo:font-style="normal" fo:font-weight="normal" officeooo:rsid="00b88617" officeooo:paragraph-rsid="00f3bc6a"/>
    </style:style>
    <style:style style:name="P214" style:family="paragraph" style:parent-style-name="Standard">
      <style:text-properties fo:font-variant="normal" fo:text-transform="none" fo:color="#f0f0f0" style:font-name="OpenSans" fo:font-size="9pt" fo:letter-spacing="normal" fo:font-style="normal" fo:font-weight="normal" officeooo:rsid="00b88617" officeooo:paragraph-rsid="0100cef6"/>
    </style:style>
    <style:style style:name="P215" style:family="paragraph" style:parent-style-name="Standard">
      <style:text-properties fo:font-variant="normal" fo:text-transform="none" fo:color="#f0f0f0" style:font-name="OpenSans" fo:font-size="9pt" fo:letter-spacing="normal" fo:font-style="normal" fo:font-weight="normal" officeooo:rsid="00b88617" officeooo:paragraph-rsid="0108c40c"/>
    </style:style>
    <style:style style:name="P216" style:family="paragraph" style:parent-style-name="Standard">
      <style:text-properties fo:font-variant="normal" fo:text-transform="none" fo:color="#f0f0f0" style:font-name="OpenSans" fo:font-size="9pt" fo:letter-spacing="normal" fo:font-style="normal" fo:font-weight="normal" officeooo:rsid="00b88617" officeooo:paragraph-rsid="010e0d56"/>
    </style:style>
    <style:style style:name="P217" style:family="paragraph" style:parent-style-name="Standard">
      <style:text-properties fo:font-variant="normal" fo:text-transform="none" fo:color="#f0f0f0" style:font-name="OpenSans" fo:font-size="9pt" fo:letter-spacing="normal" fo:font-style="normal" fo:font-weight="normal" officeooo:rsid="00b88617" officeooo:paragraph-rsid="01212448"/>
    </style:style>
    <style:style style:name="P218" style:family="paragraph" style:parent-style-name="Standard">
      <style:text-properties fo:font-variant="normal" fo:text-transform="none" fo:color="#f0f0f0" style:font-name="OpenSans" fo:font-size="9pt" fo:letter-spacing="normal" fo:font-style="normal" fo:font-weight="normal" officeooo:rsid="00baa8a3" officeooo:paragraph-rsid="00baa8a3"/>
    </style:style>
    <style:style style:name="P219" style:family="paragraph" style:parent-style-name="Standard">
      <style:text-properties fo:font-variant="normal" fo:text-transform="none" fo:color="#f0f0f0" style:font-name="OpenSans" fo:font-size="9pt" fo:letter-spacing="normal" fo:font-style="normal" fo:font-weight="normal" officeooo:rsid="00baa8a3" officeooo:paragraph-rsid="00ce7b4e"/>
    </style:style>
    <style:style style:name="P220" style:family="paragraph" style:parent-style-name="Standard">
      <style:text-properties fo:font-variant="normal" fo:text-transform="none" fo:color="#f0f0f0" style:font-name="OpenSans" fo:font-size="9pt" fo:letter-spacing="normal" fo:font-style="normal" fo:font-weight="normal" officeooo:rsid="00baa8a3" officeooo:paragraph-rsid="010115f3"/>
    </style:style>
    <style:style style:name="P221" style:family="paragraph" style:parent-style-name="Standard">
      <style:text-properties fo:font-variant="normal" fo:text-transform="none" fo:color="#f0f0f0" style:font-name="OpenSans" fo:font-size="9pt" fo:letter-spacing="normal" fo:font-style="normal" fo:font-weight="normal" officeooo:rsid="00baa8a3" officeooo:paragraph-rsid="0108c40c"/>
    </style:style>
    <style:style style:name="P222" style:family="paragraph" style:parent-style-name="Standard">
      <style:text-properties fo:font-variant="normal" fo:text-transform="none" fo:color="#f0f0f0" style:font-name="OpenSans" fo:font-size="9pt" fo:letter-spacing="normal" fo:font-style="normal" fo:font-weight="normal" officeooo:rsid="00baa8a3" officeooo:paragraph-rsid="010e0d56"/>
    </style:style>
    <style:style style:name="P223" style:family="paragraph" style:parent-style-name="Standard">
      <style:text-properties fo:font-variant="normal" fo:text-transform="none" fo:color="#f0f0f0" style:font-name="OpenSans" fo:font-size="9pt" fo:letter-spacing="normal" fo:font-style="normal" fo:font-weight="normal" officeooo:rsid="00baa8a3" officeooo:paragraph-rsid="01212448"/>
    </style:style>
    <style:style style:name="P224" style:family="paragraph" style:parent-style-name="Standard">
      <style:text-properties fo:font-variant="normal" fo:text-transform="none" fo:color="#f0f0f0" style:font-name="OpenSans" fo:font-size="9pt" fo:letter-spacing="normal" fo:font-style="normal" fo:font-weight="normal" officeooo:rsid="00bc46d4" officeooo:paragraph-rsid="00bc46d4"/>
    </style:style>
    <style:style style:name="P225" style:family="paragraph" style:parent-style-name="Standard">
      <style:text-properties fo:font-variant="normal" fo:text-transform="none" fo:color="#f0f0f0" style:font-name="OpenSans" fo:font-size="9pt" fo:letter-spacing="normal" fo:font-style="normal" fo:font-weight="normal" officeooo:rsid="00bc46d4" officeooo:paragraph-rsid="00ce7b4e"/>
    </style:style>
    <style:style style:name="P226" style:family="paragraph" style:parent-style-name="Standard">
      <style:text-properties fo:font-variant="normal" fo:text-transform="none" fo:color="#f0f0f0" style:font-name="OpenSans" fo:font-size="9pt" fo:letter-spacing="normal" fo:font-style="normal" fo:font-weight="normal" officeooo:rsid="00bc46d4" officeooo:paragraph-rsid="0108c40c"/>
    </style:style>
    <style:style style:name="P227" style:family="paragraph" style:parent-style-name="Standard">
      <style:text-properties fo:font-variant="normal" fo:text-transform="none" fo:color="#f0f0f0" style:font-name="OpenSans" fo:font-size="9pt" fo:letter-spacing="normal" fo:font-style="normal" fo:font-weight="normal" officeooo:rsid="00bc46d4" officeooo:paragraph-rsid="010e0d56"/>
    </style:style>
    <style:style style:name="P228" style:family="paragraph" style:parent-style-name="Standard">
      <style:text-properties fo:font-variant="normal" fo:text-transform="none" fo:color="#f0f0f0" style:font-name="OpenSans" fo:font-size="9pt" fo:letter-spacing="normal" fo:font-style="normal" fo:font-weight="normal" officeooo:rsid="00bc46d4" officeooo:paragraph-rsid="01212448"/>
    </style:style>
    <style:style style:name="P229" style:family="paragraph" style:parent-style-name="Standard">
      <style:text-properties fo:font-variant="normal" fo:text-transform="none" fo:color="#f0f0f0" style:font-name="OpenSans" fo:font-size="9pt" fo:letter-spacing="normal" fo:font-style="normal" fo:font-weight="normal" officeooo:rsid="00bc6232" officeooo:paragraph-rsid="00bc6232"/>
    </style:style>
    <style:style style:name="P230" style:family="paragraph" style:parent-style-name="Standard">
      <style:text-properties fo:font-variant="normal" fo:text-transform="none" fo:color="#f0f0f0" style:font-name="OpenSans" fo:font-size="9pt" fo:letter-spacing="normal" fo:font-style="normal" fo:font-weight="normal" officeooo:rsid="00bc6232" officeooo:paragraph-rsid="00ce7b4e"/>
    </style:style>
    <style:style style:name="P231" style:family="paragraph" style:parent-style-name="Standard">
      <style:text-properties fo:font-variant="normal" fo:text-transform="none" fo:color="#f0f0f0" style:font-name="OpenSans" fo:font-size="9pt" fo:letter-spacing="normal" fo:font-style="normal" fo:font-weight="normal" officeooo:rsid="00bc6232" officeooo:paragraph-rsid="0108c40c"/>
    </style:style>
    <style:style style:name="P232" style:family="paragraph" style:parent-style-name="Standard">
      <style:text-properties fo:font-variant="normal" fo:text-transform="none" fo:color="#f0f0f0" style:font-name="OpenSans" fo:font-size="9pt" fo:letter-spacing="normal" fo:font-style="normal" fo:font-weight="normal" officeooo:rsid="00bc6232" officeooo:paragraph-rsid="010e0d56"/>
    </style:style>
    <style:style style:name="P233" style:family="paragraph" style:parent-style-name="Standard">
      <style:text-properties fo:font-variant="normal" fo:text-transform="none" fo:color="#f0f0f0" style:font-name="OpenSans" fo:font-size="9pt" fo:letter-spacing="normal" fo:font-style="normal" fo:font-weight="normal" officeooo:rsid="00bc6232" officeooo:paragraph-rsid="01212448"/>
    </style:style>
    <style:style style:name="P234" style:family="paragraph" style:parent-style-name="Standard">
      <style:text-properties fo:font-variant="normal" fo:text-transform="none" fo:color="#f0f0f0" style:font-name="OpenSans" fo:font-size="9pt" fo:letter-spacing="normal" fo:font-style="normal" fo:font-weight="bold" officeooo:rsid="004b71f8" officeooo:paragraph-rsid="004b71f8" style:font-weight-asian="bold" style:font-weight-complex="bold"/>
    </style:style>
    <style:style style:name="P235" style:family="paragraph" style:parent-style-name="Standard">
      <style:text-properties fo:font-variant="normal" fo:text-transform="none" fo:color="#0000ff" style:font-name="Monospace" fo:font-size="11pt" fo:letter-spacing="normal" fo:font-style="normal" fo:font-weight="normal" officeooo:rsid="00b88617" officeooo:paragraph-rsid="00bc46d4" fo:background-color="#e8f2fe" style:font-size-asian="11pt"/>
    </style:style>
    <style:style style:name="P236" style:family="paragraph" style:parent-style-name="Standard">
      <style:text-properties fo:font-variant="normal" fo:text-transform="none" fo:color="#0000ff" style:font-name="Monospace" fo:font-size="11pt" fo:letter-spacing="normal" fo:font-style="normal" fo:font-weight="normal" officeooo:rsid="00b88617" officeooo:paragraph-rsid="00ce7b4e" fo:background-color="#e8f2fe" style:font-size-asian="11pt"/>
    </style:style>
    <style:style style:name="P237" style:family="paragraph" style:parent-style-name="Standard">
      <style:text-properties fo:font-variant="normal" fo:text-transform="none" fo:color="#0000ff" style:font-name="Monospace" fo:font-size="11pt" fo:letter-spacing="normal" fo:font-style="normal" fo:font-weight="normal" officeooo:rsid="00b88617" officeooo:paragraph-rsid="0108c40c" fo:background-color="#e8f2fe" style:font-size-asian="11pt"/>
    </style:style>
    <style:style style:name="P238" style:family="paragraph" style:parent-style-name="Standard">
      <style:text-properties fo:font-variant="normal" fo:text-transform="none" fo:color="#0000ff" style:font-name="Monospace" fo:font-size="11pt" fo:letter-spacing="normal" fo:font-style="normal" fo:font-weight="normal" officeooo:rsid="00b88617" officeooo:paragraph-rsid="010e0d56" fo:background-color="#e8f2fe" style:font-size-asian="11pt"/>
    </style:style>
    <style:style style:name="P239" style:family="paragraph" style:parent-style-name="Standard">
      <style:text-properties fo:font-variant="normal" fo:text-transform="none" fo:color="#0000ff" style:font-name="Monospace" fo:font-size="11pt" fo:letter-spacing="normal" fo:font-style="normal" fo:font-weight="normal" officeooo:rsid="00b88617" officeooo:paragraph-rsid="01212448" fo:background-color="#e8f2fe" style:font-size-asian="11pt"/>
    </style:style>
    <style:style style:name="P240" style:family="paragraph" style:parent-style-name="Preformatted_20_Text">
      <style:paragraph-properties fo:margin-top="0cm" fo:margin-bottom="0.499cm" loext:contextual-spacing="false"/>
      <style:text-properties fo:font-variant="normal" fo:text-transform="none" fo:color="#000000" style:font-name="Monospace" fo:font-size="11pt" fo:letter-spacing="normal" fo:language="en" fo:country="IN" fo:font-style="normal" fo:font-weight="normal" officeooo:rsid="00c9c7bc" style:letter-kerning="true" fo:background-color="#e8f2fe" style:font-name-asian="Noto Sans CJK SC Regular" style:font-size-asian="11pt" style:language-asian="zh" style:country-asian="CN" style:font-name-complex="Lohit Devanagari" style:font-size-complex="12pt" style:language-complex="hi" style:country-complex="IN" loext:padding="0cm" loext:border="none"/>
    </style:style>
    <style:style style:name="P241" style:family="paragraph" style:parent-style-name="Preformatted_20_Text">
      <style:paragraph-properties fo:margin-top="0cm" fo:margin-bottom="0.499cm" loext:contextual-spacing="false"/>
      <style:text-properties fo:font-variant="normal" fo:text-transform="none" fo:color="#000000" style:font-name="Monospace" fo:font-size="11pt" fo:letter-spacing="normal" fo:language="en" fo:country="IN" fo:font-style="normal" fo:font-weight="normal" officeooo:rsid="00c9c7bc" officeooo:paragraph-rsid="00d959db" style:letter-kerning="true" fo:background-color="#e8f2fe" style:font-name-asian="Noto Sans CJK SC Regular" style:font-size-asian="11pt" style:language-asian="zh" style:country-asian="CN" style:font-name-complex="Lohit Devanagari" style:font-size-complex="12pt" style:language-complex="hi" style:country-complex="IN" loext:padding="0cm" loext:border="none"/>
    </style:style>
    <style:style style:name="P242" style:family="paragraph" style:parent-style-name="Standard" style:master-page-name="Standard">
      <style:paragraph-properties style:page-number="auto"/>
      <style:text-properties fo:font-variant="normal" fo:text-transform="none" fo:color="#000000" style:font-name="Monospace" fo:font-size="11pt" fo:letter-spacing="normal" fo:font-style="normal" fo:font-weight="normal" officeooo:rsid="0048a206" fo:background-color="#e8f2fe" style:font-size-asian="11pt"/>
    </style:style>
    <style:style style:name="P243" style:family="paragraph" style:parent-style-name="Standard">
      <style:text-properties fo:font-variant="normal" fo:text-transform="none" fo:color="#000000" style:font-name="Monospace" fo:font-size="11pt" fo:letter-spacing="normal" fo:language="en" fo:country="IN" fo:font-style="normal" fo:font-weight="bold" officeooo:rsid="018f0b3e" officeooo:paragraph-rsid="018f0b3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4" style:family="paragraph" style:parent-style-name="Standard">
      <style:text-properties fo:font-variant="normal" fo:text-transform="none" fo:color="#000000" style:font-name="Monospace" fo:font-size="11pt" fo:letter-spacing="normal" fo:language="en" fo:country="IN" fo:font-style="normal" fo:font-weight="bold" officeooo:rsid="00ff4d29" officeooo:paragraph-rsid="00ff4d2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5" style:family="paragraph" style:parent-style-name="Standard">
      <style:text-properties fo:font-variant="normal" fo:text-transform="none" fo:color="#000000" style:font-name="Monospace" fo:font-size="11pt" fo:letter-spacing="normal" fo:language="en" fo:country="IN" fo:font-style="normal" fo:font-weight="bold" officeooo:rsid="0137c42e" officeooo:paragraph-rsid="0137c42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6" style:family="paragraph" style:parent-style-name="Standard">
      <style:text-properties fo:font-variant="normal" fo:text-transform="none" fo:color="#000000" style:font-name="Monospace" fo:font-size="11pt" fo:letter-spacing="normal" fo:language="en" fo:country="IN" fo:font-style="normal" fo:font-weight="normal" officeooo:rsid="00bee4da" officeooo:paragraph-rsid="00bee4d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247" style:family="paragraph" style:parent-style-name="Standard">
      <style:text-properties fo:font-variant="normal" fo:text-transform="none" fo:color="#000000" style:font-name="Monospace" fo:font-size="11pt" fo:letter-spacing="normal" fo:language="en" fo:country="IN" fo:font-style="normal" fo:font-weight="normal" officeooo:rsid="01ebc319" officeooo:paragraph-rsid="01ebc319"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248" style:family="paragraph" style:parent-style-name="Standard">
      <style:text-properties fo:font-variant="normal" fo:text-transform="none" fo:color="#000000" style:font-name="Monospace" fo:font-size="11pt" fo:letter-spacing="normal" fo:language="en" fo:country="IN" fo:font-style="normal" fo:font-weight="normal" officeooo:rsid="011136f9" officeooo:paragraph-rsid="011136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9" style:family="paragraph" style:parent-style-name="Standard">
      <style:text-properties fo:font-variant="normal" fo:text-transform="none" fo:color="#000000" style:font-name="Monospace" fo:font-size="11pt" fo:letter-spacing="normal" fo:language="en" fo:country="IN" fo:font-style="normal" fo:font-weight="normal" officeooo:rsid="01119571" officeooo:paragraph-rsid="0111957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0" style:family="paragraph" style:parent-style-name="Standard">
      <style:text-properties fo:font-variant="normal" fo:text-transform="none" fo:color="#000000" style:font-name="Monospace" fo:font-size="11pt" fo:letter-spacing="normal" fo:language="en" fo:country="IN" fo:font-style="normal" fo:font-weight="normal" officeooo:rsid="01064636" officeooo:paragraph-rsid="010bdf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1" style:family="paragraph" style:parent-style-name="Standard">
      <style:text-properties fo:font-variant="normal" fo:text-transform="none" fo:color="#000000" style:font-name="Monospace" fo:font-size="11pt" fo:letter-spacing="normal" fo:language="en" fo:country="IN" fo:font-style="normal" fo:font-weight="normal" officeooo:rsid="0137c42e" officeooo:paragraph-rsid="0137c42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2" style:family="paragraph" style:parent-style-name="Standard">
      <style:text-properties fo:font-variant="normal" fo:text-transform="none" fo:color="#000000" style:font-name="Monospace" fo:font-size="11pt" fo:letter-spacing="normal" fo:language="en" fo:country="IN" fo:font-style="normal" fo:font-weight="normal" officeooo:rsid="012eeea6" officeooo:paragraph-rsid="012ed16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3" style:family="paragraph" style:parent-style-name="Standard">
      <style:text-properties fo:font-variant="normal" fo:text-transform="none" fo:color="#000000" style:font-name="Monospace" fo:font-size="11pt" fo:letter-spacing="normal" fo:font-style="normal" fo:font-weight="bold" officeooo:rsid="0137c42e" officeooo:paragraph-rsid="0137c42e" style:font-weight-asian="bold" style:font-weight-complex="bold"/>
    </style:style>
    <style:style style:name="T1" style:family="text">
      <style:text-properties fo:color="#000000" style:font-name="Monospace" fo:font-size="11pt" fo:background-color="#e8f2fe" loext:char-shading-value="0" style:font-size-asian="11pt"/>
    </style:style>
    <style:style style:name="T2" style:family="text">
      <style:text-properties fo:color="#000000" style:font-name="Monospace" fo:font-size="11pt" officeooo:rsid="0048a206" fo:background-color="#e8f2fe" loext:char-shading-value="0" style:font-size-asian="11pt"/>
    </style:style>
    <style:style style:name="T3" style:family="text">
      <style:text-properties fo:color="#000000" style:font-name="Monospace" fo:font-size="11pt" officeooo:rsid="00b69d83" fo:background-color="#e8f2fe" loext:char-shading-value="0" style:font-size-asian="11pt"/>
    </style:style>
    <style:style style:name="T4" style:family="text">
      <style:text-properties fo:color="#000000" style:font-name="Monospace" fo:font-size="11pt" officeooo:rsid="00ba372b" fo:background-color="#e8f2fe" loext:char-shading-value="0" style:font-size-asian="11pt"/>
    </style:style>
    <style:style style:name="T5" style:family="text">
      <style:text-properties fo:color="#000000" style:font-name="Monospace" fo:font-size="11pt" officeooo:rsid="00bc46d4" fo:background-color="#e8f2fe" loext:char-shading-value="0" style:font-size-asian="11pt"/>
    </style:style>
    <style:style style:name="T6" style:family="text">
      <style:text-properties fo:color="#0000ff" style:font-name="Monospace" fo:font-size="11pt" fo:background-color="#e8f2fe" loext:char-shading-value="0" style:font-size-asian="11pt"/>
    </style:style>
    <style:style style:name="T7" style:family="text">
      <style:text-properties fo:color="#0000ff" style:font-name="Monospace" fo:font-size="11pt" officeooo:rsid="00b88617" fo:background-color="#e8f2fe" loext:char-shading-value="0" style:font-size-asian="11pt"/>
    </style:style>
    <style:style style:name="T8" style:family="text">
      <style:text-properties fo:language="en" fo:country="IN"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9" style:family="text">
      <style:text-properties fo:language="en" fo:country="IN" officeooo:rsid="00c7d64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0" style:family="text">
      <style:text-properties fo:language="en" fo:country="IN" officeooo:rsid="00c3053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1" style:family="text">
      <style:text-properties fo:language="en" fo:country="IN" officeooo:rsid="01289d8a"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 style:family="text">
      <style:text-properties fo:language="en" fo:country="IN" officeooo:rsid="012eeea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 style:family="text">
      <style:text-properties fo:language="en" fo:country="IN" officeooo:rsid="014182d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 style:family="text">
      <style:text-properties officeooo:rsid="00c9c7bc"/>
    </style:style>
    <style:style style:name="T15" style:family="text">
      <style:text-properties officeooo:rsid="00d09bc7"/>
    </style:style>
    <style:style style:name="T16" style:family="text">
      <style:text-properties officeooo:rsid="00d2cb5b"/>
    </style:style>
    <style:style style:name="T17" style:family="text">
      <style:text-properties loext:padding="0cm" loext:border="none"/>
    </style:style>
    <style:style style:name="T18" style:family="text">
      <style:text-properties fo:font-weight="bold" style:font-weight-asian="bold" style:font-weight-complex="bold"/>
    </style:style>
    <style:style style:name="T19" style:family="text">
      <style:text-properties fo:font-weight="bold" officeooo:rsid="00b69d83" style:font-weight-asian="bold" style:font-weight-complex="bold"/>
    </style:style>
    <style:style style:name="T20" style:family="text">
      <style:text-properties fo:font-weight="bold" officeooo:rsid="00f46ed8" style:font-weight-asian="bold" style:font-weight-complex="bold"/>
    </style:style>
    <style:style style:name="T21" style:family="text">
      <style:text-properties fo:font-weight="bold" officeooo:rsid="0115e123" style:font-weight-asian="bold" style:font-weight-complex="bold"/>
    </style:style>
    <style:style style:name="T22" style:family="text">
      <style:text-properties fo:font-weight="bold" officeooo:rsid="01175a4e" style:font-weight-asian="bold" style:font-weight-complex="bold"/>
    </style:style>
    <style:style style:name="T23" style:family="text">
      <style:text-properties officeooo:rsid="00bee4da"/>
    </style:style>
    <style:style style:name="T24" style:family="text">
      <style:text-properties officeooo:rsid="010d26cf"/>
    </style:style>
    <style:style style:name="T25" style:family="text">
      <style:text-properties style:font-weight-asian="bold" style:font-weight-complex="bold"/>
    </style:style>
    <style:style style:name="T26" style:family="text">
      <style:text-properties officeooo:rsid="011bc584" style:font-weight-asian="bold" style:font-weight-complex="bold"/>
    </style:style>
    <style:style style:name="T27" style:family="text">
      <style:text-properties officeooo:rsid="011cd60a" style:font-weight-asian="bold" style:font-weight-complex="bold"/>
    </style:style>
    <style:style style:name="T28" style:family="text">
      <style:text-properties officeooo:rsid="0120bbd7"/>
    </style:style>
    <style:style style:name="T29" style:family="text">
      <style:text-properties officeooo:rsid="013e0a12"/>
    </style:style>
    <style:style style:name="T30" style:family="text">
      <style:text-properties officeooo:rsid="014182d6"/>
    </style:style>
    <style:style style:name="T31" style:family="text">
      <style:text-properties officeooo:rsid="0159c33b"/>
    </style:style>
    <style:style style:name="T32" style:family="text">
      <style:text-properties officeooo:rsid="0159ca94"/>
    </style:style>
    <style:style style:name="T33" style:family="text">
      <style:text-properties officeooo:rsid="015db1fa"/>
    </style:style>
    <style:style style:name="T34" style:family="text">
      <style:text-properties officeooo:rsid="01708b82"/>
    </style:style>
    <style:style style:name="T35" style:family="text">
      <style:text-properties officeooo:rsid="017c76a7"/>
    </style:style>
    <style:style style:name="T36" style:family="text">
      <style:text-properties officeooo:rsid="01804a3f"/>
    </style:style>
    <style:style style:name="T37" style:family="text">
      <style:text-properties officeooo:rsid="018cece0"/>
    </style:style>
    <style:style style:name="T38" style:family="text">
      <style:text-properties officeooo:rsid="01947e91"/>
    </style:style>
    <style:style style:name="T39" style:family="text">
      <style:text-properties officeooo:rsid="019aad1a"/>
    </style:style>
    <style:style style:name="T40" style:family="text">
      <style:text-properties officeooo:rsid="01a94f1e"/>
    </style:style>
    <style:style style:name="T41" style:family="text">
      <style:text-properties officeooo:rsid="01b23a8b"/>
    </style:style>
    <style:style style:name="T42" style:family="text">
      <style:text-properties officeooo:rsid="01b3ec53"/>
    </style:style>
    <style:style style:name="T43" style:family="text">
      <style:text-properties officeooo:rsid="01b6f050"/>
    </style:style>
    <style:style style:name="T44" style:family="text">
      <style:text-properties officeooo:rsid="01c326a9"/>
    </style:style>
    <style:style style:name="T45" style:family="text">
      <style:text-properties officeooo:rsid="01ce8d14"/>
    </style:style>
    <style:style style:name="T46" style:family="text">
      <style:text-properties officeooo:rsid="01d6f2a2"/>
    </style:style>
    <style:style style:name="T47" style:family="text">
      <style:text-properties officeooo:rsid="01e53064"/>
    </style:style>
    <style:style style:name="T48" style:family="text">
      <style:text-properties officeooo:rsid="01e5cbf0"/>
    </style:style>
    <style:style style:name="T49" style:family="text">
      <style:text-properties officeooo:rsid="01f33cda"/>
    </style:style>
    <style:style style:name="T50" style:family="text">
      <style:text-properties officeooo:rsid="01f4ea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text:p text:style-name="P234"><text:span text:style-name="T2">1. </text:span><text:span text:style-name="T3">POSTMAN: Making the request to fetch access_token</text:span></text:p>
      <text:p text:style-name="P206"><text:span text:style-name="T3">S</text:span><text:span text:style-name="T1">ettings:</text:span></text:p>
      <text:p text:style-name="P4">type: POST</text:p>
      <text:p text:style-name="P211"><text:span text:style-name="T1">uri: </text:span><text:a xlink:type="simple" xlink:href="http://localhost:8080/oauth/token" text:style-name="Internet_20_link" text:visited-style-name="Visited_20_Internet_20_Link">http://localhost:8080/oauth/token</text:a></text:p>
      <text:p text:style-name="P4"/>
      <text:p text:style-name="P4">Under Authorization:</text:p>
      <text:p text:style-name="P4">Type: Basic Auth</text:p>
      <text:p text:style-name="P211"><text:span text:style-name="T1">Username: </text:span><text:span text:style-name="T6">spring-security-oauth2-read-write-client</text:span></text:p>
      <text:p text:style-name="P211"><text:span text:style-name="T1">Password: </text:span><text:span text:style-name="T6">spring-security-oauth2-read-write-client</text:span><text:span text:style-name="T1">-</text:span><text:span text:style-name="T4">password1234</text:span></text:p>
      <text:p text:style-name="P11"/>
      <text:p text:style-name="P218"><text:span text:style-name="T4">U</text:span><text:span text:style-name="T1">nder Body:</text:span></text:p>
      <text:p text:style-name="P17">Under form-data:</text:p>
      <text:p text:style-name="P17">key: grant_type, value: password</text:p>
      <text:p text:style-name="P17">key: username, value: admin</text:p>
      <text:p text:style-name="P229"><text:span text:style-name="T1">key: password, value: </text:span><text:span text:style-name="T5">admin1234</text:span></text:p>
      <text:p text:style-name="P224"><text:span text:style-name="T1">key: client_id, value: </text:span><text:span text:style-name="T7">spring-security-oauth2-read-write-client</text:span></text:p>
      <text:p text:style-name="P235"/>
      <text:p text:style-name="P34">Hit SEND.</text:p>
      <text:p text:style-name="P34"/>
      <text:p text:style-name="P41">Response:</text:p>
      <text:p text:style-name="P41">{</text:p>
      <text:p text:style-name="P41"><text:s text:c="4"/>"access_token": "58ab0ae6-7d84-46d6-9e5f-0bf8b527b44d",</text:p>
      <text:p text:style-name="P41"><text:s text:c="4"/>"token_type": "bearer",</text:p>
      <text:p text:style-name="P41"><text:s text:c="4"/>"refresh_token": "cd83a489-6299-476f-9c73-bf829dee31e9",</text:p>
      <text:p text:style-name="P41"><text:s text:c="4"/>"expires_in": 10799,</text:p>
      <text:p text:style-name="P41"><text:s text:c="4"/>"scope": "read write"</text:p>
      <text:p text:style-name="P41">}</text:p>
      <text:p text:style-name="P41"/>
      <text:p text:style-name="P66">LogOutput:</text:p>
      <text:p text:style-name="P67">refer file: access_token_fetch_0</text:p>
      <text:p text:style-name="P41"/>
      <text:p text:style-name="P185">Now, making another request access token request for the same client and <text:s/>for the same user.</text:p>
      <text:p text:style-name="P185"/>
      <text:p text:style-name="P209"><text:span text:style-name="T3">S</text:span><text:span text:style-name="T1">ettings:</text:span></text:p>
      <text:p text:style-name="P8">type: POST</text:p>
      <text:p text:style-name="P215"><text:span text:style-name="T1">uri: </text:span><text:a xlink:type="simple" xlink:href="http://localhost:8080/oauth/token" text:style-name="Internet_20_link" text:visited-style-name="Visited_20_Internet_20_Link">http://localhost:8080/oauth/token</text:a></text:p>
      <text:p text:style-name="P8"/>
      <text:p text:style-name="P8">Under Authorization:</text:p>
      <text:p text:style-name="P8">Type: Basic Auth</text:p>
      <text:p text:style-name="P215"><text:span text:style-name="T1">Username: </text:span><text:span text:style-name="T6">spring-security-oauth2-read-write-client</text:span></text:p>
      <text:p text:style-name="P215"><text:span text:style-name="T1">Password: </text:span><text:span text:style-name="T6">spring-security-oauth2-read-write-client</text:span><text:span text:style-name="T1">-</text:span><text:span text:style-name="T4">password1234</text:span></text:p>
      <text:p text:style-name="P14"/>
      <text:p text:style-name="P221"><text:span text:style-name="T4">U</text:span><text:span text:style-name="T1">nder Body:</text:span></text:p>
      <text:p text:style-name="P20">Under form-data:</text:p>
      <text:p text:style-name="P20">key: grant_type, value: password</text:p>
      <text:p text:style-name="P20">key: username, value: admin</text:p>
      <text:p text:style-name="P231"><text:span text:style-name="T1">key: password, value: </text:span><text:span text:style-name="T5">admin1234</text:span></text:p>
      <text:p text:style-name="P226"><text:span text:style-name="T1">key: client_id, value: </text:span><text:span text:style-name="T7">spring-security-oauth2-read-write-client</text:span></text:p>
      <text:p text:style-name="P237"/>
      <text:p text:style-name="P38">Hit SEND.</text:p>
      <text:p text:style-name="P38"/>
      <text:p text:style-name="P43">Response:</text:p>
      <text:p text:style-name="P45">{</text:p>
      <text:p text:style-name="P76"><text:s text:c="4"/>"access_token": "58ab0ae6-7d84-46d6-9e5f-0bf8b527b44d",</text:p>
      <text:p text:style-name="P76"><text:soft-page-break/><text:s text:c="4"/>"token_type": "bearer",</text:p>
      <text:p text:style-name="P76"><text:s text:c="4"/>"refresh_token": "cd83a489-6299-476f-9c73-bf829dee31e9",</text:p>
      <text:p text:style-name="P76"><text:s text:c="4"/>"expires_in": 8156,</text:p>
      <text:p text:style-name="P76"><text:s text:c="4"/>"scope": "read write"</text:p>
      <text:p text:style-name="P76">} </text:p>
      <text:p text:style-name="P41"/>
      <text:p text:style-name="P247">You get the same access token back but the expires_in is updated.</text:p>
      <text:p text:style-name="P41"/>
      <text:p text:style-name="P186">Now, making another request access token request for the same client and <text:s/><text:span text:style-name="T24">but for a</text:span> <text:span text:style-name="T24">different</text:span> user.</text:p>
      <text:p text:style-name="P186"/>
      <text:p text:style-name="P210"><text:span text:style-name="T3">S</text:span><text:span text:style-name="T1">ettings:</text:span></text:p>
      <text:p text:style-name="P9">type: POST</text:p>
      <text:p text:style-name="P216"><text:span text:style-name="T1">uri: </text:span><text:a xlink:type="simple" xlink:href="http://localhost:8080/oauth/token" text:style-name="Internet_20_link" text:visited-style-name="Visited_20_Internet_20_Link">http://localhost:8080/oauth/token</text:a></text:p>
      <text:p text:style-name="P9"/>
      <text:p text:style-name="P9">Under Authorization:</text:p>
      <text:p text:style-name="P9">Type: Basic Auth</text:p>
      <text:p text:style-name="P216"><text:span text:style-name="T1">Username: </text:span><text:span text:style-name="T6">spring-security-oauth2-read-write-client</text:span></text:p>
      <text:p text:style-name="P216"><text:span text:style-name="T1">Password: </text:span><text:span text:style-name="T6">spring-security-oauth2-read-write-client</text:span><text:span text:style-name="T1">-</text:span><text:span text:style-name="T4">password1234</text:span></text:p>
      <text:p text:style-name="P15"/>
      <text:p text:style-name="P222"><text:span text:style-name="T4">U</text:span><text:span text:style-name="T1">nder Body:</text:span></text:p>
      <text:p text:style-name="P21">Under form-data:</text:p>
      <text:p text:style-name="P21">key: grant_type, value: password</text:p>
      <text:p text:style-name="P21">key: username, value: admin</text:p>
      <text:p text:style-name="P232"><text:span text:style-name="T1">key: password, value: </text:span><text:span text:style-name="T5">admin1234</text:span></text:p>
      <text:p text:style-name="P227"><text:span text:style-name="T1">key: client_id, value: </text:span><text:span text:style-name="T7">spring-security-oauth2-read-write-client</text:span></text:p>
      <text:p text:style-name="P238"/>
      <text:p text:style-name="P39">Hit SEND.</text:p>
      <text:p text:style-name="P39"/>
      <text:p text:style-name="P44">Response:</text:p>
      <text:p text:style-name="P90">{</text:p>
      <text:p text:style-name="P90"><text:s text:c="4"/>"access_token": "cde4d081-e55d-4458-8432-b6ace87836c6",</text:p>
      <text:p text:style-name="P90"><text:s text:c="4"/>"token_type": "bearer",</text:p>
      <text:p text:style-name="P90"><text:s text:c="4"/>"refresh_token": "51c87c05-c829-463d-bb10-2b91f5e58c10",</text:p>
      <text:p text:style-name="P90"><text:s text:c="4"/>"expires_in": 10799,</text:p>
      <text:p text:style-name="P90"><text:s text:c="4"/>"scope": "read write"</text:p>
      <text:p text:style-name="P90">}</text:p>
      <text:p text:style-name="P186"/>
      <text:p text:style-name="P248">This is a brand new access token. That means, for each user-<text:span text:style-name="T36">client combination</text:span>, we get a new token.</text:p>
      <text:p text:style-name="P249">And everytime a new access token is created, a new entry is made in the oauth_access_token and oauth_refresh_token tables.</text:p>
      <text:p text:style-name="P250"/>
      <text:p text:style-name="P41"/>
      <text:p text:style-name="P182">2. POSTMAN: Making a protected resource request using the access_token generated above</text:p>
      <text:p text:style-name="P182"/>
      <text:p text:style-name="P47">Settings</text:p>
      <text:p text:style-name="P48">type: GET</text:p>
      <text:p text:style-name="P1"><text:span text:style-name="T9">uri: </text:span><text:a xlink:type="simple" xlink:href="http://localhost:8080/secured/company" text:style-name="Internet_20_link" text:visited-style-name="Visited_20_Internet_20_Link"><text:span text:style-name="T10">http://localhost:8080/secured/company</text:span></text:a></text:p>
      <text:p text:style-name="P46"/>
      <text:p text:style-name="P2"><text:span text:style-name="T10">U</text:span><text:span text:style-name="T8">nder Auth:</text:span></text:p>
      <text:p text:style-name="P49">Type: Bearer Token</text:p>
      <text:p text:style-name="P53">Token: <text:s/><text:span text:style-name="T23">58ab0ae6-7d84-46d6-9e5f-0bf8b527b44d</text:span></text:p>
      <text:p text:style-name="P49"/>
      <text:p text:style-name="P54">Hit SEND.</text:p>
      <text:p text:style-name="P54"><text:soft-page-break/></text:p>
      <text:p text:style-name="P56">Response:</text:p>
      <text:p text:style-name="P56">[</text:p>
      <text:p text:style-name="P56"><text:s text:c="4"/>{</text:p>
      <text:p text:style-name="P56"><text:s text:c="8"/>"id": 2,</text:p>
      <text:p text:style-name="P56"><text:s text:c="8"/>"name": "Coca Cola",</text:p>
      <text:p text:style-name="P56"><text:s text:c="8"/>"departments": null,</text:p>
      <text:p text:style-name="P56"><text:s text:c="8"/>"cars": null</text:p>
      <text:p text:style-name="P56"><text:s text:c="4"/>},</text:p>
      <text:p text:style-name="P56"><text:s text:c="4"/>{</text:p>
      <text:p text:style-name="P56"><text:s text:c="8"/>"id": 1,</text:p>
      <text:p text:style-name="P56"><text:s text:c="8"/>"name": "Pepsi",</text:p>
      <text:p text:style-name="P56"><text:s text:c="8"/>"departments": null,</text:p>
      <text:p text:style-name="P56"><text:s text:c="8"/>"cars": null</text:p>
      <text:p text:style-name="P56"><text:s text:c="4"/>},</text:p>
      <text:p text:style-name="P56"><text:s text:c="4"/>{</text:p>
      <text:p text:style-name="P56"><text:s text:c="8"/>"id": 3,</text:p>
      <text:p text:style-name="P56"><text:s text:c="8"/>"name": "Sprite",</text:p>
      <text:p text:style-name="P56"><text:s text:c="8"/>"departments": null,</text:p>
      <text:p text:style-name="P56"><text:s text:c="8"/>"cars": null</text:p>
      <text:p text:style-name="P56"><text:s text:c="4"/>}</text:p>
      <text:p text:style-name="P56">]</text:p>
      <text:p text:style-name="P58"/>
      <text:p text:style-name="P58">Perfect. Fetched all rows.</text:p>
      <text:p text:style-name="P58"/>
      <text:p text:style-name="P68">LogOutput:</text:p>
      <text:p text:style-name="P69">refer file: protected_resource_request_0</text:p>
      <text:p text:style-name="P69"/>
      <text:p text:style-name="P58"/>
      <text:p text:style-name="P183">3. POSTMAN: Making access_token request, this time for a different client, this is a read client, does not have write privelages</text:p>
      <text:p text:style-name="P183"/>
      <text:p text:style-name="P59">Settings:</text:p>
      <text:p text:style-name="P59">type: POST</text:p>
      <text:p text:style-name="P212"><text:span text:style-name="T1">uri: </text:span><text:a xlink:type="simple" xlink:href="http://localhost:8080/oauth/token" text:style-name="Internet_20_link" text:visited-style-name="Visited_20_Internet_20_Link">http://localhost:8080/oauth/token</text:a></text:p>
      <text:p text:style-name="P5"/>
      <text:p text:style-name="P5">Under Authorization:</text:p>
      <text:p text:style-name="P5">Type: Basic Auth</text:p>
      <text:p text:style-name="P212"><text:span text:style-name="T1">Username: </text:span><text:span text:style-name="T6">spring-security-oauth2-read-client</text:span></text:p>
      <text:p text:style-name="P212"><text:span text:style-name="T1">Password: </text:span><text:span text:style-name="T6">spring-security-oauth2-read-client</text:span><text:span text:style-name="T1">-</text:span><text:span text:style-name="T4">password1234</text:span></text:p>
      <text:p text:style-name="P12"/>
      <text:p text:style-name="P219"><text:span text:style-name="T4">U</text:span><text:span text:style-name="T1">nder Body:</text:span></text:p>
      <text:p text:style-name="P18">Under form-data:</text:p>
      <text:p text:style-name="P18">key: grant_type, value: password</text:p>
      <text:p text:style-name="P18">key: username, value: admin</text:p>
      <text:p text:style-name="P230"><text:span text:style-name="T1">key: password, value: </text:span><text:span text:style-name="T5">admin1234</text:span></text:p>
      <text:p text:style-name="P225"><text:span text:style-name="T1">key: client_id, value: </text:span><text:span text:style-name="T7">spring-security-oauth2-read-client</text:span></text:p>
      <text:p text:style-name="P236"/>
      <text:p text:style-name="P35">Hit SEND.</text:p>
      <text:p text:style-name="P35"/>
      <text:p text:style-name="P60">Response:</text:p>
      <text:p text:style-name="P60">{</text:p>
      <text:p text:style-name="P60"><text:s text:c="4"/>"access_token": "8b922947-4466-43d9-be41-5bb15f15960f",</text:p>
      <text:p text:style-name="P60"><text:s text:c="4"/>"token_type": "bearer",</text:p>
      <text:p text:style-name="P60"><text:s text:c="4"/>"refresh_token": "cc3165e1-ee92-4bfe-a8b4-776aa13cba19",</text:p>
      <text:p text:style-name="P60"><text:s text:c="4"/>"expires_in": 10799,</text:p>
      <text:p text:style-name="P60"><text:soft-page-break/><text:s text:c="4"/>"scope": "read"</text:p>
      <text:p text:style-name="P60">}</text:p>
      <text:p text:style-name="P60"/>
      <text:p text:style-name="P184">4. POSTMAN: <text:span text:style-name="T16">Using the above fetched read client access_token to make create company POST request (i.e. trying to write with read auth.)</text:span></text:p>
      <text:p text:style-name="P184"/>
      <text:p text:style-name="P62">Set<text:span text:style-name="T14">tings:</text:span></text:p>
      <text:p text:style-name="P51">type: POST</text:p>
      <text:p text:style-name="P51">uri: <text:span text:style-name="T17">http://localhost:8080/secured/company</text:span></text:p>
      <text:p text:style-name="P63"/>
      <text:p text:style-name="P3"><text:span text:style-name="T10">U</text:span><text:span text:style-name="T8">nder Auth:</text:span></text:p>
      <text:p text:style-name="P50">Type: Bearer Token</text:p>
      <text:p text:style-name="P50">Token: <text:s/><text:span text:style-name="T15">8b922947-4466-43d9-be41-5bb15f15960f</text:span></text:p>
      <text:p text:style-name="P50"/>
      <text:p text:style-name="P64">Under Raw:</text:p>
      <text:p text:style-name="P64">type: application/json</text:p>
      <text:p text:style-name="P64">content: </text:p>
      <text:p text:style-name="P52">{</text:p>
      <text:p text:style-name="P241"><text:s text:c="4"/>"name": "TestCompany",</text:p>
      <text:p text:style-name="P241"><text:s text:c="4"/>"departments": null,</text:p>
      <text:p text:style-name="P240"><text:s text:c="4"/>"cars": null</text:p>
      <text:p text:style-name="P240">}</text:p>
      <text:p text:style-name="P55">Hit SEND.</text:p>
      <text:p text:style-name="P55"/>
      <text:p text:style-name="P57">Response:</text:p>
      <text:p text:style-name="P57">{</text:p>
      <text:p text:style-name="P57"><text:s text:c="4"/>"error": "insufficient_scope",</text:p>
      <text:p text:style-name="P57"><text:s text:c="4"/>"error_description": "Insufficient scope for this resource",</text:p>
      <text:p text:style-name="P57"><text:s text:c="4"/>"scope": "write"</text:p>
      <text:p text:style-name="P57">}</text:p>
      <text:p text:style-name="P57"/>
      <text:p text:style-name="P65">Perfect. The read client should not be able to write and hence proved.</text:p>
      <text:p text:style-name="P59"/>
      <text:p text:style-name="P59"/>
      <text:p text:style-name="P70"><text:span text:style-name="T18">5.</text:span> <text:span text:style-name="T19">POSTMAN: Making the request to fetch access_token </text:span><text:span text:style-name="T20">w/o user creds</text:span></text:p>
      <text:p text:style-name="P207"><text:span text:style-name="T3">S</text:span><text:span text:style-name="T1">ettings:</text:span></text:p>
      <text:p text:style-name="P6">type: POST</text:p>
      <text:p text:style-name="P213"><text:span text:style-name="T1">uri: </text:span><text:a xlink:type="simple" xlink:href="http://localhost:8080/oauth/token" text:style-name="Internet_20_link" text:visited-style-name="Visited_20_Internet_20_Link">http://localhost:8080/oauth/token</text:a></text:p>
      <text:p text:style-name="P6"/>
      <text:p text:style-name="P6">Under Authorization:</text:p>
      <text:p text:style-name="P6">Type: Basic Auth</text:p>
      <text:p text:style-name="P213"><text:span text:style-name="T1">Username: </text:span><text:span text:style-name="T6">spring-security-oauth2-read-write-client</text:span></text:p>
      <text:p text:style-name="P213"><text:span text:style-name="T1">Password: </text:span><text:span text:style-name="T6">spring-security-oauth2-read-write-client</text:span><text:span text:style-name="T1">-</text:span><text:span text:style-name="T4">password1234</text:span></text:p>
      <text:p text:style-name="P13"/>
      <text:p text:style-name="P23">Not passing any user details in the body.</text:p>
      <text:p text:style-name="P13"/>
      <text:p text:style-name="P36">Hit SEND.</text:p>
      <text:p text:style-name="P36"/>
      <text:p text:style-name="P42">Response:</text:p>
      <text:p text:style-name="P42">{</text:p>
      <text:p text:style-name="P42"><text:s text:c="4"/>"error": "invalid_request",</text:p>
      <text:p text:style-name="P42"><text:s text:c="4"/>"error_description": "Missing grant type"</text:p>
      <text:p text:style-name="P42"><text:soft-page-break/>}</text:p>
      <text:p text:style-name="P42"/>
      <text:p text:style-name="P73">LogOutput:</text:p>
      <text:p text:style-name="P72">refer file: access_token_fetch_1</text:p>
      <text:p text:style-name="P72"/>
      <text:p text:style-name="P244">Now, trying the same but this time just with grant_type in the user creds.</text:p>
      <text:p text:style-name="P33"/>
      <text:p text:style-name="P208"><text:span text:style-name="T3">S</text:span><text:span text:style-name="T1">ettings:</text:span></text:p>
      <text:p text:style-name="P7">type: POST</text:p>
      <text:p text:style-name="P214"><text:span text:style-name="T1">uri: </text:span><text:a xlink:type="simple" xlink:href="http://localhost:8080/oauth/token" text:style-name="Internet_20_link" text:visited-style-name="Visited_20_Internet_20_Link">http://localhost:8080/oauth/token</text:a></text:p>
      <text:p text:style-name="P7"/>
      <text:p text:style-name="P7">Under Authorization:</text:p>
      <text:p text:style-name="P7">Type: Basic Auth</text:p>
      <text:p text:style-name="P214"><text:span text:style-name="T1">Username: </text:span><text:span text:style-name="T6">spring-security-oauth2-read-write-client</text:span></text:p>
      <text:p text:style-name="P214"><text:span text:style-name="T1">Password: </text:span><text:span text:style-name="T6">spring-security-oauth2-read-write-client</text:span><text:span text:style-name="T1">-</text:span><text:span text:style-name="T4">password1234</text:span></text:p>
      <text:p text:style-name="P74"/>
      <text:p text:style-name="P220"><text:span text:style-name="T4">U</text:span><text:span text:style-name="T1">nder Body:</text:span></text:p>
      <text:p text:style-name="P19">Under form-data:</text:p>
      <text:p text:style-name="P19">key: grant_type, value: password</text:p>
      <text:p text:style-name="P37"/>
      <text:p text:style-name="P75">Hit SEND.</text:p>
      <text:p text:style-name="P75"/>
      <text:p text:style-name="P75">Response:</text:p>
      <text:p text:style-name="P75">{</text:p>
      <text:p text:style-name="P75"><text:s text:c="4"/>"error": "invalid_grant",</text:p>
      <text:p text:style-name="P75"><text:s text:c="4"/>"error_description": "Bad credentials"</text:p>
      <text:p text:style-name="P75">}</text:p>
      <text:p text:style-name="P75"/>
      <text:p text:style-name="P75"/>
      <text:p text:style-name="P71"><text:span text:style-name="T21">6</text:span><text:span text:style-name="T18">.</text:span> <text:span text:style-name="T19">POSTMAN: Making the request to fetch access_token </text:span><text:span text:style-name="T22">after making changes in the code to fetch a jwt token</text:span></text:p>
      <text:p text:style-name="P190"/>
      <text:p text:style-name="P91">So, I wanted to see If we can convert the existing code into something that can return us jwt tokens instead of the default oauth2 tokens. So, made some to AuthServerOAuth2Config.java. </text:p>
      <text:p text:style-name="P91"/>
      <text:p text:style-name="P91">Following are the changes:</text:p>
      <text:p text:style-name="P92">a. modified the tokenStore method to return a new instance of JwtTokenStore instead of the JdbcTokenStore.</text:p>
      <text:p text:style-name="P77"><text:span text:style-name="T26">b. </text:span><text:span text:style-name="T27">but when you use JwtTokenStore it needs JwtAccessTokenConverter, hence created a bean by that name and set the converter.</text:span><text:span text:style-name="T25"> </text:span></text:p>
      <text:p text:style-name="P78">c. In the configure method which configures the Auth.ServerEndPoints, just invoked the accessTokenConverter.</text:p>
      <text:p text:style-name="P78"/>
      <text:p text:style-name="P79">That’s it. Re-booted the application. <text:span text:style-name="T28">Application started fine.</text:span></text:p>
      <text:p text:style-name="P79"/>
      <text:p text:style-name="P187">Now, trying to access an access_token using this code.</text:p>
      <text:p text:style-name="P80"/>
      <text:p text:style-name="P81">Settings:</text:p>
      <text:p text:style-name="P81">type: POST</text:p>
      <text:p text:style-name="P217"><text:span text:style-name="T1">uri: </text:span><text:a xlink:type="simple" xlink:href="http://localhost:8080/oauth/token" text:style-name="Internet_20_link" text:visited-style-name="Visited_20_Internet_20_Link">http://localhost:8080/oauth/token</text:a></text:p>
      <text:p text:style-name="P10"/>
      <text:p text:style-name="P10">Under Authorization:</text:p>
      <text:p text:style-name="P10">Type: Basic Auth</text:p>
      <text:p text:style-name="P217"><text:span text:style-name="T1">Username: </text:span><text:span text:style-name="T6">spring-security-oauth2-read-client</text:span></text:p>
      <text:p text:style-name="P217"><text:soft-page-break/><text:span text:style-name="T1">Password: </text:span><text:span text:style-name="T6">spring-security-oauth2-read-client</text:span><text:span text:style-name="T1">-</text:span><text:span text:style-name="T4">password1234</text:span></text:p>
      <text:p text:style-name="P16"/>
      <text:p text:style-name="P223"><text:span text:style-name="T4">U</text:span><text:span text:style-name="T1">nder Body:</text:span></text:p>
      <text:p text:style-name="P22">Under form-data:</text:p>
      <text:p text:style-name="P22">key: grant_type, value: password</text:p>
      <text:p text:style-name="P22">key: username, value: admin</text:p>
      <text:p text:style-name="P233"><text:span text:style-name="T1">key: password, value: </text:span><text:span text:style-name="T5">admin1234</text:span></text:p>
      <text:p text:style-name="P228"><text:span text:style-name="T1">key: client_id, value: </text:span><text:span text:style-name="T7">spring-security-oauth2-read-client</text:span></text:p>
      <text:p text:style-name="P239"/>
      <text:p text:style-name="P40">Hit SEND.</text:p>
      <text:p text:style-name="P40"/>
      <text:p text:style-name="P61">Response:</text:p>
      <text:p text:style-name="P61">{</text:p>
      <text:p text:style-name="P61"><text:s text:c="4"/>"access_token": "eyJhbGciOiJIUzI1NiIsInR5cCI6IkpXVCJ9.eyJhdWQiOlsicmVzb3VyY2Utc2VydmVyLXJlc3QtYXBpIl0sInVzZXJfbmFtZSI6ImFkbWluIiwic2NvcGUiOlsicmVhZCIsIndyaXRlIl0sImV4cCI6MTU1OTY2NDQ3OCwiYXV0aG9yaXRpZXMiOlsiREVQQVJUTUVOVF9DUkVBVEUiLCJDT01QQU5ZX1JFQUQiLCJERVBBUlRNRU5UX0RFTEVURSIsIkNPTVBBTllfVVBEQVRFIiwiREVQQVJUTUVOVF9SRUFEIiwiUk9MRV9DT01QQU5ZX1JFQURFUiIsIkNPTVBBTllfQ1JFQVRFIiwiREVQQVJUTUVOVF9VUERBVEUiLCJDT01QQU5ZX0RFTEVURSJdLCJqdGkiOiI3MWJlMjljOS02MWMzLTQzYTItOWVkYy00Y2JkMWY3NmNiZmIiLCJjbGllbnRfaWQiOiJzcHJpbmctc2VjdXJpdHktb2F1dGgyLXJlYWQtd3JpdGUtY2xpZW50In0.T5ca88japER6lB46LA8go3SO5-9H-7PUxE7NxPHf5Vo",</text:p>
      <text:p text:style-name="P61"><text:s text:c="4"/>"token_type": "bearer",</text:p>
      <text:p text:style-name="P61"><text:s text:c="4"/>"refresh_token": "eyJhbGciOiJIUzI1NiIsInR5cCI6IkpXVCJ9.eyJhdWQiOlsicmVzb3VyY2Utc2VydmVyLXJlc3QtYXBpIl0sInVzZXJfbmFtZSI6ImFkbWluIiwic2NvcGUiOlsicmVhZCIsIndyaXRlIl0sImF0aSI6IjcxYmUyOWM5LTYxYzMtNDNhMi05ZWRjLTRjYmQxZjc2Y2JmYiIsImV4cCI6MTU2MjI0NTY3OCwiYXV0aG9yaXRpZXMiOlsiREVQQVJUTUVOVF9DUkVBVEUiLCJDT01QQU5ZX1JFQUQiLCJERVBBUlRNRU5UX0RFTEVURSIsIkNPTVBBTllfVVBEQVRFIiwiREVQQVJUTUVOVF9SRUFEIiwiUk9MRV9DT01QQU5ZX1JFQURFUiIsIkNPTVBBTllfQ1JFQVRFIiwiREVQQVJUTUVOVF9VUERBVEUiLCJDT01QQU5ZX0RFTEVURSJdLCJqdGkiOiIxYWMyMDdhYS1iYmE4LTQ1YTAtOGE5My04MWFhMGNkNDhkNWYiLCJjbGllbnRfaWQiOiJzcHJpbmctc2VjdXJpdHktb2F1dGgyLXJlYWQtd3JpdGUtY2xpZW50In0.f6UlIfpXUCsDmIl1onBQ18l5wmGaRZKDJZ1FqiD2nIs",</text:p>
      <text:p text:style-name="P61"><text:s text:c="4"/>"expires_in": 10799,</text:p>
      <text:p text:style-name="P61"><text:s text:c="4"/>"scope": "read write",</text:p>
      <text:p text:style-name="P61"><text:s text:c="4"/>"jti": "71be29c9-61c3-43a2-9edc-4cbd1f76cbfb"</text:p>
      <text:p text:style-name="P61">}</text:p>
      <text:p text:style-name="P61"/>
      <text:p text:style-name="P82">Perfect. We get the jwt token.</text:p>
      <text:p text:style-name="P82"/>
      <text:p text:style-name="P188">Not sure what jti is though?</text:p>
      <text:p text:style-name="P82"/>
      <text:p text:style-name="P83">LogOutput:</text:p>
      <text:p text:style-name="P86">refer file: access_token_fetch_2</text:p>
      <text:p text:style-name="P82"/>
      <text:p text:style-name="P189">Now, using the above access token, will try and access the protected resource.</text:p>
      <text:p text:style-name="P189"/>
      <text:p text:style-name="P84">Settings:</text:p>
      <text:p text:style-name="P84">type: GET</text:p>
      <text:p text:style-name="P85">uri: <text:a xlink:type="simple" xlink:href="http://localhost:8080/secured/company" text:style-name="Internet_20_link" text:visited-style-name="Visited_20_Internet_20_Link">http://localhost:8080/secured/company</text:a></text:p>
      <text:p text:style-name="P85"/>
      <text:p text:style-name="P85">Under Auth:</text:p>
      <text:p text:style-name="P85">Type: Bearer Token</text:p>
      <text:p text:style-name="P24"><text:soft-page-break/><text:span text:style-name="T11">Token: eyJhbGciOiJIUzI1NiIsInR5cCI6IkpXVCJ9.eyJhdWQiOlsicmVzb3VyY2Utc2VydmVyLXJlc3QtYXBpIl0sInVzZXJfbmFtZSI6ImFkbWluIiwic2NvcGUiOlsicmVhZCIsIndyaXRlIl0sImV4cCI6MTU1OTY2NDQ3OCwiYXV0aG9yaXRpZXMiOlsiREVQQVJUTUVOVF9DUkVBVEUiLCJDT01QQU5ZX1JFQUQiLCJERVBBUlRNRU5UX0RFTEVURSIsIkNPTVBBTllfVVBEQVRFIiwiREVQQVJUTUVOVF9SRUFEIiwiUk9MRV9DT01QQU5ZX1JFQURFUiIsIkNPTVBBTllfQ1JFQVRFIiwiREVQQVJUTUVOVF9VUERBVEUiLCJDT01QQU5ZX0RFTEVURSJdLCJqdGkiOiI3MWJlMjljOS02MWMzLTQzYTItOWVkYy00Y2JkMWY3NmNiZmIiLCJjbGllbnRfaWQiOiJzcHJpbmctc2VjdXJpdHktb2F1dGgyLXJlYWQtd3JpdGUtY2xpZW50In0.T5ca88japER6lB46LA8go3SO5-9H-7PUxE7NxPHf5Vo</text:span></text:p>
      <text:p text:style-name="P85"/>
      <text:p text:style-name="P25"><text:span text:style-name="T11">H</text:span><text:span text:style-name="T8">it SEND.</text:span></text:p>
      <text:p text:style-name="P87"/>
      <text:p text:style-name="P87">Response:</text:p>
      <text:p text:style-name="P87">[</text:p>
      <text:p text:style-name="P87"><text:s text:c="4"/>{</text:p>
      <text:p text:style-name="P87"><text:s text:c="8"/>"id": 2,</text:p>
      <text:p text:style-name="P87"><text:s text:c="8"/>"name": "Coca Cola",</text:p>
      <text:p text:style-name="P87"><text:s text:c="8"/>"departments": null,</text:p>
      <text:p text:style-name="P87"><text:s text:c="8"/>"cars": null</text:p>
      <text:p text:style-name="P87"><text:s text:c="4"/>},</text:p>
      <text:p text:style-name="P87"><text:s text:c="4"/>{</text:p>
      <text:p text:style-name="P87"><text:s text:c="8"/>"id": 1,</text:p>
      <text:p text:style-name="P87"><text:s text:c="8"/>"name": "Pepsi",</text:p>
      <text:p text:style-name="P87"><text:s text:c="8"/>"departments": null,</text:p>
      <text:p text:style-name="P87"><text:s text:c="8"/>"cars": null</text:p>
      <text:p text:style-name="P87"><text:s text:c="4"/>},</text:p>
      <text:p text:style-name="P87"><text:s text:c="4"/>{</text:p>
      <text:p text:style-name="P87"><text:s text:c="8"/>"id": 3,</text:p>
      <text:p text:style-name="P87"><text:s text:c="8"/>"name": "Sprite",</text:p>
      <text:p text:style-name="P87"><text:s text:c="8"/>"departments": null,</text:p>
      <text:p text:style-name="P87"><text:s text:c="8"/>"cars": null</text:p>
      <text:p text:style-name="P87"><text:s text:c="4"/>}</text:p>
      <text:p text:style-name="P87">]</text:p>
      <text:p text:style-name="P87"/>
      <text:p text:style-name="P88">Perfect.</text:p>
      <text:p text:style-name="P88"/>
      <text:p text:style-name="P88">LogOutput:</text:p>
      <text:p text:style-name="P88"/>
      <text:p text:style-name="P26"><text:span text:style-name="T8">refer file: protected_resource_request_</text:span><text:span text:style-name="T12">1</text:span></text:p>
      <text:p text:style-name="P89"/>
      <text:p text:style-name="P253"><text:span text:style-name="T12">N</text:span><text:span text:style-name="T8">ow, trying to access the protected resource again with same jwt token but after a server restart.</text:span></text:p>
      <text:p text:style-name="P245"/>
      <text:p text:style-name="P251">And, it worked, response was same as the one before restart. <text:span text:style-name="T47">And</text:span> I do not find any entry in the oauth_access_token or oauth_refresh_token tables for this user, which is normally the case with jdbctokenstore i.e. everytime an access token is generated, it is encoded and stored in these tables but for jwt I do not find any entries and still it is working after server restart. <text:span text:style-name="T48">That is because all token related details are stored in the jwt token itself, hence the token is also so huge in length, so no db calls required.</text:span></text:p>
      <text:p text:style-name="P252"/>
      <text:p text:style-name="P191">7. <text:span text:style-name="T29">POSTMAN: Making an access token request for a jwt token</text:span></text:p>
      <text:p text:style-name="P191"/>
      <text:p text:style-name="P93">I <text:s/>have made a few changes before making <text:s/>this changes:</text:p>
      <text:p text:style-name="P93"><text:soft-page-break/>a. the code base modification, I have already mentioned in the point above i.e. the changes done to AuthServerOAuth2Config.java in order to make it give jwt oauth2 tokens, this remains same.</text:p>
      <text:p text:style-name="P93">b. apart from the above, I executed the following scripts in the db:</text:p>
      <text:p text:style-name="P93">update oauth_client_details set access_token_validity = 60 where client_id in ('spring-security-oauth2-read-client','spring-security-oauth2-read-write-client');</text:p>
      <text:p text:style-name="P93"/>
      <text:p text:style-name="P94">This is to reduce the access token vailidity to 1 minute.</text:p>
      <text:p text:style-name="P94"/>
      <text:p text:style-name="P94">delete from oauth_access_token;</text:p>
      <text:p text:style-name="P94">delete from oauth_refresh_token;</text:p>
      <text:p text:style-name="P94"/>
      <text:p text:style-name="P94">The above statements to delete any existing entries of access and refresh tokens in the db.</text:p>
      <text:p text:style-name="P94"/>
      <text:p text:style-name="P95">Now, making a POSTMAN request to fetch jwt access token.</text:p>
      <text:p text:style-name="P95"/>
      <text:p text:style-name="P96">Settings:</text:p>
      <text:p text:style-name="P96">type: POST</text:p>
      <text:p text:style-name="P27"><text:span text:style-name="T13">uri: </text:span><text:a xlink:type="simple" xlink:href="http://localhost:8080/oauth/token" text:style-name="Internet_20_link" text:visited-style-name="Visited_20_Internet_20_Link">http://localhost:8080/oauth/token</text:a></text:p>
      <text:p text:style-name="P97"/>
      <text:p text:style-name="P98">Under Auth.:</text:p>
      <text:p text:style-name="P98">Type: Basic Auth</text:p>
      <text:p text:style-name="P98">Username: spring-security-oauth2-read-client</text:p>
      <text:p text:style-name="P98">Password: spring-security-oauth2-read-client-password1234</text:p>
      <text:p text:style-name="P98"/>
      <text:p text:style-name="P109">Under Body:</text:p>
      <text:p text:style-name="P109">Under x-www-form-urlencoded:</text:p>
      <text:p text:style-name="P109">key: username, value: admin</text:p>
      <text:p text:style-name="P109">key: password, value: admin1234</text:p>
      <text:p text:style-name="P109">key: grant_type, value: password</text:p>
      <text:p text:style-name="P109">key: client_id, value: <text:span text:style-name="T30">spring-security-oauth2-read-client</text:span> </text:p>
      <text:p text:style-name="P98"/>
      <text:p text:style-name="P104">Hit SEND.</text:p>
      <text:p text:style-name="P104"/>
      <text:p text:style-name="P108">Response:</text:p>
      <text:p text:style-name="P108">{</text:p>
      <text:p text:style-name="P108"><text:s text:c="4"/>"access_token": "eyJhbGciOiJIUzI1NiIsInR5cCI6IkpXVCJ9.eyJhdWQiOlsicmVzb3VyY2Utc2VydmVyLXJlc3QtYXBpIl0sInVzZXJfbmFtZSI6ImFkbWluIiwic2NvcGUiOlsicmVhZCJdLCJleHAiOjE1NTk3MDA1MjUsImF1dGhvcml0aWVzIjpbIkRFUEFSVE1FTlRfQ1JFQVRFIiwiQ09NUEFOWV9SRUFEIiwiREVQQVJUTUVOVF9ERUxFVEUiLCJDT01QQU5ZX1VQREFURSIsIkRFUEFSVE1FTlRfUkVBRCIsIlJPTEVfQ09NUEFOWV9SRUFERVIiLCJDT01QQU5ZX0NSRUFURSIsIkRFUEFSVE1FTlRfVVBEQVRFIiwiQ09NUEFOWV9ERUxFVEUiXSwianRpIjoiYTI0YmEwMDUtMTYxZi00NDIzLTg5MmEtMGU2NWRkYmVlZjIzIiwiY2xpZW50X2lkIjoic3ByaW5nLXNlY3VyaXR5LW9hdXRoMi1yZWFkLWNsaWVudCJ9.CqDp8H8g-NyOHClvVdZEY2ozMKjU4_YKC9atVy-j99Q",</text:p>
      <text:p text:style-name="P108"><text:s text:c="4"/>"token_type": "bearer",</text:p>
      <text:p text:style-name="P108"><text:s text:c="4"/>"refresh_token": "eyJhbGciOiJIUzI1NiIsInR5cCI6IkpXVCJ9.eyJhdWQiOlsicmVzb3VyY2Utc2VydmVyLXJlc3QtYXBpIl0sInVzZXJfbmFtZSI6ImFkbWluIiwic2NvcGUiOlsicmVhZCJdLCJhdGkiOiJhMjRiYTAwNS0xNjFmLTQ0MjMtODkyYS0wZTY1ZGRiZWVmMjMiLCJleHAiOjE1NjIyOTI0NjUsImF1dGhvcml0aWVzIjpbIkRFUEFSVE1FTlRfQ1JFQVRFIiwiQ09NUEFOWV9SRUFEIiwiREVQQVJUTUVOVF9ERUxFVEUiLCJDT01QQU5ZX1VQREFURSIsIkRFUEFSVE1FTlRfUkVBRCIsIlJPTEVfQ09NUEFOWV9SRUFERVIiLCJDT01QQU5ZX0NSRUFURSIsIkRFUEFSVE1FTlRfVVBEQVRFIiwiQ09NUEFOWV9ERUxFVEUiXSwianRpIjoiODk5ZWVhNzUtNTAyNi00MDE3LWFjOGYtNj<text:soft-page-break/>E5YWEwNzIwMjYwIiwiY2xpZW50X2lkIjoic3ByaW5nLXNlY3VyaXR5LW9hdXRoMi1yZWFkLWNsaWVudCJ9.uXp2fgVl4bAwbyWZ3SxgnqvmZocQ4PzRTr7GMm_tArM",</text:p>
      <text:p text:style-name="P108"><text:s text:c="4"/>"expires_in": 59,</text:p>
      <text:p text:style-name="P108"><text:s text:c="4"/>"scope": "read",</text:p>
      <text:p text:style-name="P108"><text:s text:c="4"/>"jti": "a24ba005-161f-4423-892a-0e65ddbeef23"</text:p>
      <text:p text:style-name="P108">}</text:p>
      <text:p text:style-name="P98"/>
      <text:p text:style-name="P98"/>
      <text:p text:style-name="P192">Now, making an another access token request for the same the client and the same user.</text:p>
      <text:p text:style-name="P98"/>
      <text:p text:style-name="P115">Response:</text:p>
      <text:p text:style-name="P98">{</text:p>
      <text:p text:style-name="P98"><text:s text:c="4"/>"access_token": "eyJhbGciOiJIUzI1NiIsInR5cCI6IkpXVCJ9.eyJhdWQiOlsicmVzb3VyY2Utc2VydmVyLXJlc3QtYXBpIl0sInVzZXJfbmFtZSI6ImFkbWluIiwic2NvcGUiOlsicmVhZCJdLCJleHAiOjE1NTk3MDA1ODEsImF1dGhvcml0aWVzIjpbIkRFUEFSVE1FTlRfQ1JFQVRFIiwiQ09NUEFOWV9SRUFEIiwiREVQQVJUTUVOVF9ERUxFVEUiLCJDT01QQU5ZX1VQREFURSIsIkRFUEFSVE1FTlRfUkVBRCIsIlJPTEVfQ09NUEFOWV9SRUFERVIiLCJDT01QQU5ZX0NSRUFURSIsIkRFUEFSVE1FTlRfVVBEQVRFIiwiQ09NUEFOWV9ERUxFVEUiXSwianRpIjoiZDU2OWJiOGItM2ZlYi00NzU3LWFlODUtN2NiOTg2YjllY2YwIiwiY2xpZW50X2lkIjoic3ByaW5nLXNlY3VyaXR5LW9hdXRoMi1yZWFkLWNsaWVudCJ9.BzckAlv0gg1n20UHczFbSTxNnXLVFxnjb6dAP4Pv-jw",</text:p>
      <text:p text:style-name="P98"><text:s text:c="4"/>"token_type": "bearer",</text:p>
      <text:p text:style-name="P98"><text:s text:c="4"/>"refresh_token": "eyJhbGciOiJIUzI1NiIsInR5cCI6IkpXVCJ9.eyJhdWQiOlsicmVzb3VyY2Utc2VydmVyLXJlc3QtYXBpIl0sInVzZXJfbmFtZSI6ImFkbWluIiwic2NvcGUiOlsicmVhZCJdLCJhdGkiOiJkNTY5YmI4Yi0zZmViLTQ3NTctYWU4NS03Y2I5ODZiOWVjZjAiLCJleHAiOjE1NjIyOTI1MjEsImF1dGhvcml0aWVzIjpbIkRFUEFSVE1FTlRfQ1JFQVRFIiwiQ09NUEFOWV9SRUFEIiwiREVQQVJUTUVOVF9ERUxFVEUiLCJDT01QQU5ZX1VQREFURSIsIkRFUEFSVE1FTlRfUkVBRCIsIlJPTEVfQ09NUEFOWV9SRUFERVIiLCJDT01QQU5ZX0NSRUFURSIsIkRFUEFSVE1FTlRfVVBEQVRFIiwiQ09NUEFOWV9ERUxFVEUiXSwianRpIjoiOTg4NDVjZWItZjY1ZC00MmJhLTk5NDQtZWM3NmI3MzFhODc4IiwiY2xpZW50X2lkIjoic3ByaW5nLXNlY3VyaXR5LW9hdXRoMi1yZWFkLWNsaWVudCJ9.4dQD6q0xgJz8ngJSFWCWZvAyGKJrP3a5dZy5dGVoHLI",</text:p>
      <text:p text:style-name="P98"><text:s text:c="4"/>"expires_in": 59,</text:p>
      <text:p text:style-name="P98"><text:s text:c="4"/>"scope": "read",</text:p>
      <text:p text:style-name="P98"><text:s text:c="4"/>"jti": "d569bb8b-3feb-4757-ae85-7cb986b9ecf0"</text:p>
      <text:p text:style-name="P98">}</text:p>
      <text:p text:style-name="P98"/>
      <text:p text:style-name="P116">We fetched a new token altogether because you can see that the expires_in did not reduce.</text:p>
      <text:p text:style-name="P117">This is a new token altogether. <text:span text:style-name="T31">And by the way, there is no entry in any of the oauth related db tables as well.</text:span></text:p>
      <text:p text:style-name="P117"/>
      <text:p text:style-name="P118">LogOutput:</text:p>
      <text:p text:style-name="P118"/>
      <text:p text:style-name="P118">refer file: access_token_fetch_3</text:p>
      <text:p text:style-name="P98"/>
      <text:p text:style-name="P193">Now, trying to make an protected resource request with one of the jwt access tokens fetched above, <text:span text:style-name="T33">after the token expiry time.</text:span></text:p>
      <text:p text:style-name="P98"/>
      <text:p text:style-name="P120">Settings:</text:p>
      <text:p text:style-name="P120">type: GET</text:p>
      <text:p text:style-name="P120">uri: <text:a xlink:type="simple" xlink:href="http://localhost:8080/secured/company" text:style-name="Internet_20_link" text:visited-style-name="Visited_20_Internet_20_Link">http://localhost:8080/secured/company</text:a></text:p>
      <text:p text:style-name="P120"/>
      <text:p text:style-name="P120">Under Auth.:</text:p>
      <text:p text:style-name="P120">Type: Bearer Token</text:p>
      <text:p text:style-name="P120"><text:soft-page-break/>Token: eyJhbGciOiJIUzI1NiIsInR5cCI6IkpXVCJ9.eyJhdWQiOlsicmVzb3VyY2Utc2VydmVyLXJlc3QtYXBpIl0sInVzZXJfbmFtZSI6ImFkbWluIiwic2NvcGUiOlsicmVhZCJdLCJleHAiOjE1NTk3MDA1MjUsImF1dGhvcml0aWVzIjpbIkRFUEFSVE1FTlRfQ1JFQVRFIiwiQ09NUEFOWV9SRUFEIiwiREVQQVJUTUVOVF9ERUxFVEUiLCJDT01QQU5ZX1VQREFURSIsIkRFUEFSVE1FTlRfUkVBRCIsIlJPTEVfQ09NUEFOWV9SRUFERVIiLCJDT01QQU5ZX0NSRUFURSIsIkRFUEFSVE1FTlRfVVBEQVRFIiwiQ09NUEFOWV9ERUxFVEUiXSwianRpIjoiYTI0YmEwMDUtMTYxZi00NDIzLTg5MmEtMGU2NWRkYmVlZjIzIiwiY2xpZW50X2lkIjoic3ByaW5nLXNlY3VyaXR5LW9hdXRoMi1yZWFkLWNsaWVudCJ9.CqDp8H8g-NyOHClvVdZEY2ozMKjU4_YKC9atVy-j99Q</text:p>
      <text:p text:style-name="P120"/>
      <text:p text:style-name="P121">Result:</text:p>
      <text:p text:style-name="P119">{</text:p>
      <text:p text:style-name="P119"><text:s text:c="4"/>"error": "invalid_token",</text:p>
      <text:p text:style-name="P98"><text:span text:style-name="T32"><text:s text:c="4"/>"error_description": "Access</text:span> token expired: eyJhbGciOiJIUzI1NiIsInR5cCI6IkpXVCJ9.eyJhdWQiOlsicmVzb3VyY2Utc2VydmVyLXJlc3QtYXBpIl0sInVzZXJfbmFtZSI6ImFkbWluIiwic2NvcGUiOlsicmVhZCJdLCJleHAiOjE1NTk3MDA1MjUsImF1dGhvcml0aWVzIjpbIkRFUEFSVE1FTlRfQ1JFQVRFIiwiQ09NUEFOWV9SRUFEIiwiREVQQVJUTUVOVF9ERUxFVEUiLCJDT01QQU5ZX1VQREFURSIsIkRFUEFSVE1FTlRfUkVBRCIsIlJPTEVfQ09NUEFOWV9SRUFERVIiLCJDT01QQU5ZX0NSRUFURSIsIkRFUEFSVE1FTlRfVVBEQVRFIiwiQ09NUEFOWV9ERUxFVEUiXSwianRpIjoiYTI0YmEwMDUtMTYxZi00NDIzLTg5MmEtMGU2NWRkYmVlZjIzIiwiY2xpZW50X2lkIjoic3ByaW5nLXNlY3VyaXR5LW9hdXRoMi1yZWFkLWNsaWVudCJ9.CqDp8H8g-NyOHClvVdZEY2ozMKjU4_YKC9atVy-j99Q"</text:p>
      <text:p text:style-name="P98">}</text:p>
      <text:p text:style-name="P98"/>
      <text:p text:style-name="P127">This clearly shows that the validity is checked.</text:p>
      <text:p text:style-name="P126"/>
      <text:p text:style-name="P126">LogOutput:</text:p>
      <text:p text:style-name="P126">refer file: protected_resource_request_1</text:p>
      <text:p text:style-name="P126"/>
      <text:p text:style-name="P194">Now, making another jwt access token request after making the following changes:</text:p>
      <text:p text:style-name="P122"/>
      <text:p text:style-name="P128">update oauth_client_details set access_token_validity = 120 where client_id in ('spring-security-oauth2-read-client','spring-security-oauth2-read-write-client');</text:p>
      <text:p text:style-name="P128"/>
      <text:p text:style-name="P128">Just updated the access token validity time to 2 mins (from 1 min).</text:p>
      <text:p text:style-name="P128"/>
      <text:p text:style-name="P99">Settings:</text:p>
      <text:p text:style-name="P99">type: POST</text:p>
      <text:p text:style-name="P28"><text:span text:style-name="T13">uri: </text:span><text:a xlink:type="simple" xlink:href="http://localhost:8080/oauth/token" text:style-name="Internet_20_link" text:visited-style-name="Visited_20_Internet_20_Link">http://localhost:8080/oauth/token</text:a></text:p>
      <text:p text:style-name="P99"/>
      <text:p text:style-name="P99">Under Auth.:</text:p>
      <text:p text:style-name="P99">Type: Basic Auth</text:p>
      <text:p text:style-name="P99">Username: spring-security-oauth2-read-client</text:p>
      <text:p text:style-name="P99">Password: spring-security-oauth2-read-client-password1234</text:p>
      <text:p text:style-name="P99"/>
      <text:p text:style-name="P110">Under Body:</text:p>
      <text:p text:style-name="P110">Under x-www-form-urlencoded:</text:p>
      <text:p text:style-name="P110">key: username, value: admin</text:p>
      <text:p text:style-name="P110">key: password, value: admin1234</text:p>
      <text:p text:style-name="P110">key: grant_type, value: password</text:p>
      <text:p text:style-name="P110">key: client_id, value: <text:span text:style-name="T30">spring-security-oauth2-read-client</text:span> </text:p>
      <text:p text:style-name="P99"/>
      <text:p text:style-name="P105">Hit SEND.</text:p>
      <text:p text:style-name="P105"/>
      <text:p text:style-name="P129"><text:soft-page-break/>Response:</text:p>
      <text:p text:style-name="P129">{</text:p>
      <text:p text:style-name="P129"><text:s text:c="4"/>"access_token": "eyJhbGciOiJIUzI1NiIsInR5cCI6IkpXVCJ9.eyJhdWQiOlsicmVzb3VyY2Utc2VydmVyLXJlc3QtYXBpIl0sInVzZXJfbmFtZSI6ImFkbWluIiwic2NvcGUiOlsicmVhZCJdLCJleHAiOjE1NTk3MDE4NTcsImF1dGhvcml0aWVzIjpbIkRFUEFSVE1FTlRfQ1JFQVRFIiwiQ09NUEFOWV9SRUFEIiwiREVQQVJUTUVOVF9ERUxFVEUiLCJDT01QQU5ZX1VQREFURSIsIkRFUEFSVE1FTlRfUkVBRCIsIlJPTEVfQ09NUEFOWV9SRUFERVIiLCJDT01QQU5ZX0NSRUFURSIsIkRFUEFSVE1FTlRfVVBEQVRFIiwiQ09NUEFOWV9ERUxFVEUiXSwianRpIjoiMmRkMjlmOGQtNWRiMS00NWJmLWFlYjktOWIxZjcxZjU1MzNhIiwiY2xpZW50X2lkIjoic3ByaW5nLXNlY3VyaXR5LW9hdXRoMi1yZWFkLWNsaWVudCJ9.LE_TpRo2c2XleYKZiJweg6mBydDQbx7s9CpOaDTGSP8",</text:p>
      <text:p text:style-name="P129"><text:s text:c="4"/>"token_type": "bearer",</text:p>
      <text:p text:style-name="P129"><text:s text:c="4"/>"refresh_token": "eyJhbGciOiJIUzI1NiIsInR5cCI6IkpXVCJ9.eyJhdWQiOlsicmVzb3VyY2Utc2VydmVyLXJlc3QtYXBpIl0sInVzZXJfbmFtZSI6ImFkbWluIiwic2NvcGUiOlsicmVhZCJdLCJhdGkiOiIyZGQyOWY4ZC01ZGIxLTQ1YmYtYWViOS05YjFmNzFmNTUzM2EiLCJleHAiOjE1NjIyOTM3MzcsImF1dGhvcml0aWVzIjpbIkRFUEFSVE1FTlRfQ1JFQVRFIiwiQ09NUEFOWV9SRUFEIiwiREVQQVJUTUVOVF9ERUxFVEUiLCJDT01QQU5ZX1VQREFURSIsIkRFUEFSVE1FTlRfUkVBRCIsIlJPTEVfQ09NUEFOWV9SRUFERVIiLCJDT01QQU5ZX0NSRUFURSIsIkRFUEFSVE1FTlRfVVBEQVRFIiwiQ09NUEFOWV9ERUxFVEUiXSwianRpIjoiYWNlMDE1NzgtM2EwOS00MDkxLWEwYjctZTg1ZmNjMjQ1OWE2IiwiY2xpZW50X2lkIjoic3ByaW5nLXNlY3VyaXR5LW9hdXRoMi1yZWFkLWNsaWVudCJ9.u1b6cTLYdW7ZkiI06q2ozjBK65IpwORaPr2KY9XdhTo",</text:p>
      <text:p text:style-name="P129"><text:s text:c="4"/>"expires_in": 119,</text:p>
      <text:p text:style-name="P129"><text:s text:c="4"/>"scope": "read",</text:p>
      <text:p text:style-name="P129"><text:s text:c="4"/>"jti": "2dd29f8d-5db1-45bf-aeb9-9b1f71f5533a"</text:p>
      <text:p text:style-name="P129">}</text:p>
      <text:p text:style-name="P129"/>
      <text:p text:style-name="P131">Fetched a new access token, as expected.</text:p>
      <text:p text:style-name="P131"/>
      <text:p text:style-name="P131">LogOutput:</text:p>
      <text:p text:style-name="P131">refer file: access_token_fetch_4</text:p>
      <text:p text:style-name="P129"/>
      <text:p text:style-name="P195">Now, making a protected resource request with the above fetched jwt access token, within the expiry time period.</text:p>
      <text:p text:style-name="P129"/>
      <text:p text:style-name="P136">Settings:</text:p>
      <text:p text:style-name="P123">type: GET</text:p>
      <text:p text:style-name="P123">uri: <text:a xlink:type="simple" xlink:href="http://localhost:8080/secured/company" text:style-name="Internet_20_link" text:visited-style-name="Visited_20_Internet_20_Link">http://localhost:8080/secured/company</text:a></text:p>
      <text:p text:style-name="P123"/>
      <text:p text:style-name="P132">Under Auth.:</text:p>
      <text:p text:style-name="P132">Type: Bearer Token</text:p>
      <text:p text:style-name="P132">Token: eyJhbGciOiJIUzI1NiIsInR5cCI6IkpXVCJ9.eyJhdWQiOlsicmVzb3VyY2Utc2VydmVyLXJlc3QtYXBpIl0sInVzZXJfbmFtZSI6ImFkbWluIiwic2NvcGUiOlsicmVhZCJdLCJleHAiOjE1NTk3MDE4NTcsImF1dGhvcml0aWVzIjpbIkRFUEFSVE1FTlRfQ1JFQVRFIiwiQ09NUEFOWV9SRUFEIiwiREVQQVJUTUVOVF9ERUxFVEUiLCJDT01QQU5ZX1VQREFURSIsIkRFUEFSVE1FTlRfUkVBRCIsIlJPTEVfQ09NUEFOWV9SRUFERVIiLCJDT01QQU5ZX0NSRUFURSIsIkRFUEFSVE1FTlRfVVBEQVRFIiwiQ09NUEFOWV9ERUxFVEUiXSwianRpIjoiMmRkMjlmOGQtNWRiMS00NWJmLWFlYjktOWIxZjcxZjU1MzNhIiwiY2xpZW50X2lkIjoic3ByaW5nLXNlY3VyaXR5LW9hdXRoMi1yZWFkLWNsaWVudCJ9.LE_TpRo2c2XleYKZiJweg6mBydDQbx7s9CpOaDTGSP8</text:p>
      <text:p text:style-name="P132"/>
      <text:p text:style-name="P139">Response:</text:p>
      <text:p text:style-name="P130">[</text:p>
      <text:p text:style-name="P130"><text:s text:c="4"/>{</text:p>
      <text:p text:style-name="P130"><text:s text:c="8"/>"id": 2,</text:p>
      <text:p text:style-name="P129"><text:span text:style-name="T34"><text:s text:c="8"/>"name": "Coca Col</text:span>a",</text:p>
      <text:p text:style-name="P129"><text:soft-page-break/><text:s text:c="8"/>"departments": null,</text:p>
      <text:p text:style-name="P129"><text:s text:c="8"/>"cars": null</text:p>
      <text:p text:style-name="P129"><text:s text:c="4"/>},</text:p>
      <text:p text:style-name="P129"><text:s text:c="4"/>{</text:p>
      <text:p text:style-name="P129"><text:s text:c="8"/>"id": 1,</text:p>
      <text:p text:style-name="P129"><text:s text:c="8"/>"name": "Pepsi",</text:p>
      <text:p text:style-name="P129"><text:s text:c="8"/>"departments": null,</text:p>
      <text:p text:style-name="P129"><text:s text:c="8"/>"cars": null</text:p>
      <text:p text:style-name="P129"><text:s text:c="4"/>},</text:p>
      <text:p text:style-name="P129"><text:s text:c="4"/>{</text:p>
      <text:p text:style-name="P129"><text:s text:c="8"/>"id": 3,</text:p>
      <text:p text:style-name="P129"><text:s text:c="8"/>"name": "Sprite",</text:p>
      <text:p text:style-name="P129"><text:s text:c="8"/>"departments": null,</text:p>
      <text:p text:style-name="P129"><text:s text:c="8"/>"cars": null</text:p>
      <text:p text:style-name="P129"><text:s text:c="4"/>}</text:p>
      <text:p text:style-name="P129">]</text:p>
      <text:p text:style-name="P129"/>
      <text:p text:style-name="P140">LogOutput:</text:p>
      <text:p text:style-name="P140">refer file: protected_resource_request_<text:span text:style-name="T35">3</text:span></text:p>
      <text:p text:style-name="P140"/>
      <text:p text:style-name="P196">8. Differences between default access token vs jwt access token</text:p>
      <text:p text:style-name="P196"/>
      <text:p text:style-name="P171">Just wanted to document the differences I have observed in the behaviour and flow of a jwt access token vs default access token.</text:p>
      <text:p text:style-name="P171"/>
      <text:p text:style-name="P171">Please note, all these observations are for a db (postgresql) backed token store implementation i.e. not in case of an im-memory token store.</text:p>
      <text:p text:style-name="P171"/>
      <text:p text:style-name="P197">While fetching access token: </text:p>
      <text:p text:style-name="P197"/>
      <text:p text:style-name="P172">the client authentication remains the same in both default access token and a jwt access token request, a call is made to the oauth_client_details table to fetch the client details.</text:p>
      <text:p text:style-name="P173">And, then, the authorization part is also the same, the same user and authorities tables are hit and data is fetched from there before authorization.</text:p>
      <text:p text:style-name="P173">The difference is in what happens <text:span text:style-name="T49">after </text:span>auth., i.e. after an access token is generated, in case of the default access token, an entry is made in oauth_access_token and oauth_refresh_token tables, whereas, in case of the jwt access token these tables are not touched, in fact, no such entries are made in any of the tables.</text:p>
      <text:p text:style-name="P173">Since, in case of a jwt access token, all details are stored in the token itself, nothing needs to be stored in the db – one of the reasons why a jwt token is so huge. <text:span text:style-name="T37">So, everytime a jwt access token is sent by the client, the details in the token are verified and updated by the auth server but no db calls are made, which is not the case with a default access token.</text:span></text:p>
      <text:p text:style-name="P173"/>
      <text:p text:style-name="P198">While accessing protected resource:</text:p>
      <text:p text:style-name="P198"/>
      <text:p text:style-name="P174">here, the procedure to authenticate the token is different in these two mechanisms. For an default access token based protected resource reques<text:span text:style-name="T50">t</text:span>, the token gets authenticated after a db call is made to the oauth_access_token table to fetch token details and then validate it with the input token, whereas, in jwt based access token protected resource request, for this validation to happen no such db calls are <text:soft-page-break/>made since no data regarding the token is stored in the db, all the data is part of the token itself. So, this is where the difefrence is.</text:p>
      <text:p text:style-name="P174">After this whatever the system does to fetch the protected resource is all the same, no difference there.</text:p>
      <text:p text:style-name="P243"/>
      <text:p text:style-name="P243">9. Commenting UserDetailsService code in AuthServerOAuth.java</text:p>
      <text:p text:style-name="P175"/>
      <text:p text:style-name="P175">I have a little doubt whether the code in AuthServerOAuth.java is actually needed or not. So, I thought I will do a little experiement by commenting that part of code and then try requesting a default access token and then access the protected resource and see If there is any difference inthe results.</text:p>
      <text:p text:style-name="P175"/>
      <text:p text:style-name="P176">Commented the following piece of code in AuthServerOAuth.java:</text:p>
      <text:p text:style-name="P176">a.userDetailsService(userDetailsService)</text:p>
      <text:p text:style-name="P177">this is part of the configure(AuthorizationServerEndpointsConfigurer endpoints) method and</text:p>
      <text:p text:style-name="P177">b.@Autowired private UserDetailsService userDetailsService;</text:p>
      <text:p text:style-name="P177"/>
      <text:p text:style-name="P178">So, commented the above and re-booted the application.</text:p>
      <text:p text:style-name="P178"/>
      <text:p text:style-name="P199">Now, making a default access token request.</text:p>
      <text:p text:style-name="P199"/>
      <text:p text:style-name="P100">Settings:</text:p>
      <text:p text:style-name="P100">type: POST</text:p>
      <text:p text:style-name="P29"><text:span text:style-name="T13">uri: </text:span><text:a xlink:type="simple" xlink:href="http://localhost:8080/oauth/token" text:style-name="Internet_20_link" text:visited-style-name="Visited_20_Internet_20_Link">http://localhost:8080/oauth/token</text:a></text:p>
      <text:p text:style-name="P100"/>
      <text:p text:style-name="P100">Under Auth.:</text:p>
      <text:p text:style-name="P100">Type: Basic Auth</text:p>
      <text:p text:style-name="P100">Username: spring-security-oauth2-read-client</text:p>
      <text:p text:style-name="P100">Password: spring-security-oauth2-read-client-password1234</text:p>
      <text:p text:style-name="P100"/>
      <text:p text:style-name="P111">Under Body:</text:p>
      <text:p text:style-name="P111">Under x-www-form-urlencoded:</text:p>
      <text:p text:style-name="P111">key: username, value: admin</text:p>
      <text:p text:style-name="P111">key: password, value: admin1234</text:p>
      <text:p text:style-name="P111">key: grant_type, value: password</text:p>
      <text:p text:style-name="P111">key: client_id, value: <text:span text:style-name="T30">spring-security-oauth2-read-client</text:span> </text:p>
      <text:p text:style-name="P100"/>
      <text:p text:style-name="P106">Hit SEND.</text:p>
      <text:p text:style-name="P106"/>
      <text:p text:style-name="P141">Response:</text:p>
      <text:p text:style-name="P141">{</text:p>
      <text:p text:style-name="P141"><text:s text:c="4"/>"access_token": "96a2288e-3edb-4ad4-a21a-bcab392c7ac0",</text:p>
      <text:p text:style-name="P141"><text:s text:c="4"/>"token_type": "bearer",</text:p>
      <text:p text:style-name="P141"><text:s text:c="4"/>"refresh_token": "d10bbd99-63d7-4244-8f7a-665f5dbfce8d",</text:p>
      <text:p text:style-name="P141"><text:s text:c="4"/>"expires_in": 119,</text:p>
      <text:p text:style-name="P141"><text:s text:c="4"/>"scope": "read"</text:p>
      <text:p text:style-name="P141">}</text:p>
      <text:p text:style-name="P141"/>
      <text:p text:style-name="P143">Fetched the default access token successfully.</text:p>
      <text:p text:style-name="P145">As usual, authentication of the client happened by fetching the client details from the oauth_client_details and their validating it against the passed in details. <text:span text:style-name="T39">After which the authorization also happened by fetching the user details from user and authorities tables and the </text:span><text:soft-page-break/><text:span text:style-name="T39">access token and its refresh token were generated and entries were made in the oauth_access_token and oauth_refresh_token tables.</text:span></text:p>
      <text:p text:style-name="P145"/>
      <text:p text:style-name="P146">You can see all of this in the log files attached.</text:p>
      <text:p text:style-name="P145"/>
      <text:p text:style-name="P144">LogOutput:</text:p>
      <text:p text:style-name="P144">refer file: access_token_fetch_5</text:p>
      <text:p text:style-name="P141"/>
      <text:p text:style-name="P200">Now, trying to make a protected resource request with the above fetched access token:</text:p>
      <text:p text:style-name="P147"/>
      <text:p text:style-name="P137">Settings:</text:p>
      <text:p text:style-name="P124">type: GET</text:p>
      <text:p text:style-name="P124">uri: <text:a xlink:type="simple" xlink:href="http://localhost:8080/secured/company" text:style-name="Internet_20_link" text:visited-style-name="Visited_20_Internet_20_Link">http://localhost:8080/secured/company</text:a></text:p>
      <text:p text:style-name="P124"/>
      <text:p text:style-name="P133">Under Auth.:</text:p>
      <text:p text:style-name="P133">Type: Bearer Token</text:p>
      <text:p text:style-name="P134">Token: <text:s/><text:span text:style-name="T38">96a2288e-3edb-4ad4-a21a-bcab392c7ac0</text:span></text:p>
      <text:p text:style-name="P134"/>
      <text:p text:style-name="P148">Result:</text:p>
      <text:p text:style-name="P141">[</text:p>
      <text:p text:style-name="P141"><text:s text:c="4"/>{</text:p>
      <text:p text:style-name="P141"><text:s text:c="8"/>"id": 2,</text:p>
      <text:p text:style-name="P141"><text:s text:c="8"/>"name": "Coca Cola",</text:p>
      <text:p text:style-name="P141"><text:s text:c="8"/>"departments": null,</text:p>
      <text:p text:style-name="P141"><text:s text:c="8"/>"cars": null</text:p>
      <text:p text:style-name="P141"><text:s text:c="4"/>},</text:p>
      <text:p text:style-name="P141"><text:s text:c="4"/>{</text:p>
      <text:p text:style-name="P141"><text:s text:c="8"/>"id": 1,</text:p>
      <text:p text:style-name="P141"><text:s text:c="8"/>"name": "Pepsi",</text:p>
      <text:p text:style-name="P141"><text:s text:c="8"/>"departments": null,</text:p>
      <text:p text:style-name="P141"><text:s text:c="8"/>"cars": null</text:p>
      <text:p text:style-name="P141"><text:s text:c="4"/>},</text:p>
      <text:p text:style-name="P141"><text:s text:c="4"/>{</text:p>
      <text:p text:style-name="P141"><text:s text:c="8"/>"id": 3,</text:p>
      <text:p text:style-name="P141"><text:s text:c="8"/>"name": "Sprite",</text:p>
      <text:p text:style-name="P141"><text:s text:c="8"/>"departments": null,</text:p>
      <text:p text:style-name="P141"><text:s text:c="8"/>"cars": null</text:p>
      <text:p text:style-name="P141"><text:s text:c="4"/>}</text:p>
      <text:p text:style-name="P141">]</text:p>
      <text:p text:style-name="P141"/>
      <text:p text:style-name="P149">All perfect.</text:p>
      <text:p text:style-name="P150">And, as usual, the default access token was validated by fetching the access token details from oauth_access_token table and validating it against the client supplied access token. <text:span text:style-name="T40">And then the authorization was performed by verifying the granted authorities against the access rule requirements for the service layer methods that this client/user is trying to access (no db calls made for this verification). And then the details requested by the client in the protected resource request were fetched from the db and returned to the client. All normal.</text:span></text:p>
      <text:p text:style-name="P150"/>
      <text:p text:style-name="P151">You can find the above flow in the logs.</text:p>
      <text:p text:style-name="P151"/>
      <text:p text:style-name="P152">LogOutput:</text:p>
      <text:p text:style-name="P152"/>
      <text:p text:style-name="P152">refer file: protected_resource_request_4</text:p>
      <text:p text:style-name="P141"><text:soft-page-break/></text:p>
      <text:p text:style-name="P201">Now, making a new access token request for the same client-user combination, within the expiry window of the already fetched access token:</text:p>
      <text:p text:style-name="P201"/>
      <text:p text:style-name="P179">Wanted to see what happens when you make another access token request for the same client/user combo. When you already have an existing token which is yet to expire.</text:p>
      <text:p text:style-name="P179"/>
      <text:p text:style-name="P101">Settings:</text:p>
      <text:p text:style-name="P101">type: POST</text:p>
      <text:p text:style-name="P30"><text:span text:style-name="T13">uri: </text:span><text:a xlink:type="simple" xlink:href="http://localhost:8080/oauth/token" text:style-name="Internet_20_link" text:visited-style-name="Visited_20_Internet_20_Link">http://localhost:8080/oauth/token</text:a></text:p>
      <text:p text:style-name="P101"/>
      <text:p text:style-name="P101">Under Auth.:</text:p>
      <text:p text:style-name="P101">Type: Basic Auth</text:p>
      <text:p text:style-name="P101">Username: spring-security-oauth2-read-client</text:p>
      <text:p text:style-name="P101">Password: spring-security-oauth2-read-client-password1234</text:p>
      <text:p text:style-name="P101"/>
      <text:p text:style-name="P112">Under Body:</text:p>
      <text:p text:style-name="P112">Under x-www-form-urlencoded:</text:p>
      <text:p text:style-name="P112">key: username, value: admin</text:p>
      <text:p text:style-name="P112">key: password, value: admin1234</text:p>
      <text:p text:style-name="P112">key: grant_type, value: password</text:p>
      <text:p text:style-name="P112">key: client_id, value: <text:span text:style-name="T30">spring-security-oauth2-read-client</text:span> </text:p>
      <text:p text:style-name="P101"/>
      <text:p text:style-name="P107">Hit SEND.</text:p>
      <text:p text:style-name="P107"/>
      <text:p text:style-name="P142">Response:</text:p>
      <text:p text:style-name="P141">{</text:p>
      <text:p text:style-name="P141"><text:s text:c="4"/>"access_token": "96a2288e-3edb-4ad4-a21a-bcab392c7ac0",</text:p>
      <text:p text:style-name="P141"><text:s text:c="4"/>"token_type": "bearer",</text:p>
      <text:p text:style-name="P141"><text:s text:c="4"/>"refresh_token": "d10bbd99-63d7-4244-8f7a-665f5dbfce8d",</text:p>
      <text:p text:style-name="P141"><text:s text:c="4"/>"expires_in": 31,</text:p>
      <text:p text:style-name="P141"><text:s text:c="4"/>"scope": "read"</text:p>
      <text:p text:style-name="P141">}</text:p>
      <text:p text:style-name="P141"/>
      <text:p text:style-name="P153">As you can see the same token is returned wth the updated expires_in value.</text:p>
      <text:p text:style-name="P154">From the logs, I can see, as usual, the client was authenticated by validating the passed in details with the details fetched from oauth_client_details table and the authorization happened by fetching user and authority details from the respective tables and validating it against the client supplied user details. <text:span text:style-name="T41">And then began the access token generation mechanism. Now, since the existing token is still active (not expired), a new token was not generated, instead the same token was again inserted into the oauth_access_token table (after performing a delete of the token that was already there in this table).</text:span></text:p>
      <text:p text:style-name="P155">No entry was made in the oauth_refresh_token table, since no changes were made to the refresh token.</text:p>
      <text:p text:style-name="P155">The entry into oauth_access_token also happened because something with respect to the access token changes and that is it’s expires_in value. From the time this access token was issued and till now the expires_in decreased and hence this value was updated in the token but Spring/OAuth does not do an update on the existing entry, it rather deletes the existing one and inserts it again but this time with the updated expires_in value. <text:span text:style-name="T42">This is all normal.</text:span></text:p>
      <text:p text:style-name="P155"><text:soft-page-break/></text:p>
      <text:p text:style-name="P156">You can all this in the attached log files.</text:p>
      <text:p text:style-name="P156"/>
      <text:p text:style-name="P156">LogOutput:</text:p>
      <text:p text:style-name="P156">refer file: access_token_fetch_6</text:p>
      <text:p text:style-name="P141"/>
      <text:p text:style-name="P202">Now, <text:span text:style-name="T43">will make an protected resource request, after the expiry of the above fetched access token:</text:span></text:p>
      <text:p text:style-name="P141"/>
      <text:p text:style-name="P157">Just wanted to confirm that this flow is also working all fit and fine.</text:p>
      <text:p text:style-name="P157"/>
      <text:p text:style-name="P138">Settings:</text:p>
      <text:p text:style-name="P125">type: GET</text:p>
      <text:p text:style-name="P125">uri: <text:a xlink:type="simple" xlink:href="http://localhost:8080/secured/company" text:style-name="Internet_20_link" text:visited-style-name="Visited_20_Internet_20_Link">http://localhost:8080/secured/company</text:a></text:p>
      <text:p text:style-name="P125"/>
      <text:p text:style-name="P135">Under Auth.:</text:p>
      <text:p text:style-name="P135">Type: Bearer Token</text:p>
      <text:p text:style-name="P158">Token: <text:s/><text:span text:style-name="T38">96a2288e-3edb-4ad4-a21a-bcab392c7ac0</text:span></text:p>
      <text:p text:style-name="P158"/>
      <text:p text:style-name="P158">Result:</text:p>
      <text:p text:style-name="P141">{</text:p>
      <text:p text:style-name="P141"><text:s text:c="4"/>"error": "invalid_token",</text:p>
      <text:p text:style-name="P141"><text:s text:c="4"/>"error_description": "Access token expired: 96a2288e-3edb-4ad4-a21a-bcab392c7ac0"</text:p>
      <text:p text:style-name="P141">}</text:p>
      <text:p text:style-name="P141"/>
      <text:p text:style-name="P159">The supplied access token was validated against the token that is found in the oauth_access_token and spring found that the supplied token has expired and it deleted the token from the oauth_access_token table and returned the error message.</text:p>
      <text:p text:style-name="P159">No deletion happened in oauth_refresh_token because that is what the client should now use to request for a fresh access token, with the grant_type as refresh_token.</text:p>
      <text:p text:style-name="P159"/>
      <text:p text:style-name="P160">You can see all this in the log attached.</text:p>
      <text:p text:style-name="P160"/>
      <text:p text:style-name="P160">LogOutput:</text:p>
      <text:p text:style-name="P160"/>
      <text:p text:style-name="P160">refer file: protected_resource_request_5</text:p>
      <text:p text:style-name="P160"/>
      <text:p text:style-name="P203">Now, making a fresh access token request with the available refresh token:</text:p>
      <text:p text:style-name="P203"/>
      <text:p text:style-name="P180">Since the access token that we have in our posession has expired, we no want to request for a fresh access token by using the refresh token that <text:s/>is available with us.</text:p>
      <text:p text:style-name="P180"/>
      <text:p text:style-name="P102">Settings:</text:p>
      <text:p text:style-name="P102">type: POST</text:p>
      <text:p text:style-name="P31"><text:span text:style-name="T13">uri: </text:span><text:a xlink:type="simple" xlink:href="http://localhost:8080/oauth/token" text:style-name="Internet_20_link" text:visited-style-name="Visited_20_Internet_20_Link">http://localhost:8080/oauth/token</text:a></text:p>
      <text:p text:style-name="P102"/>
      <text:p text:style-name="P102">Under Auth.:</text:p>
      <text:p text:style-name="P102">Type: Basic Auth</text:p>
      <text:p text:style-name="P102">Username: spring-security-oauth2-read-client</text:p>
      <text:p text:style-name="P102">Password: spring-security-oauth2-read-client-password1234</text:p>
      <text:p text:style-name="P102"/>
      <text:p text:style-name="P113"><text:soft-page-break/>Under Body:</text:p>
      <text:p text:style-name="P113">Under x-www-form-urlencoded:</text:p>
      <text:p text:style-name="P113">key: username, value: admin</text:p>
      <text:p text:style-name="P113">key: password, value: admin1234</text:p>
      <text:p text:style-name="P113">key: grant_type, value: <text:span text:style-name="T44">refresh_token</text:span></text:p>
      <text:p text:style-name="P113"/>
      <text:p text:style-name="P113">key: client_id, value: <text:span text:style-name="T30">spring-security-oauth2-read-client</text:span> </text:p>
      <text:p text:style-name="P161">key: refresh_token, value: <text:s/><text:span text:style-name="T38">d10bbd99-63d7-4244-8f7a-665f5dbfce8d</text:span></text:p>
      <text:p text:style-name="P161"/>
      <text:p text:style-name="P163">Result:</text:p>
      <text:p text:style-name="P163">{</text:p>
      <text:p text:style-name="P163"><text:s text:c="4"/>"error": "server_error",</text:p>
      <text:p text:style-name="P163"><text:s text:c="4"/>"error_description": "Internal Server Error"</text:p>
      <text:p text:style-name="P163">}</text:p>
      <text:p text:style-name="P163"/>
      <text:p text:style-name="P165">From the logs, I can see that, the client was authenticated normally by validating the supplied details with the ones available from oauth_client_details table <text:span text:style-name="T45">but when it tried to do some PreAuthenticatedAuthentication Request, which has got to do something with the user details, there it failed saying ‘java.lang.IllegalStateException: UserDetailsService is required.’.</text:span></text:p>
      <text:p text:style-name="P166">When I go look in the logs, I find that, the AuthorizationServerEndpointsConfigurer is looking for this UserDetailsService and is not found and hence the error.</text:p>
      <text:p text:style-name="P166"/>
      <text:p text:style-name="P167">LogOutput:</text:p>
      <text:p text:style-name="P167"/>
      <text:p text:style-name="P167">refer file: access_token_fetch_7</text:p>
      <text:p text:style-name="P163"/>
      <text:p text:style-name="P204">Now, enabled all the UserDetailsService related code in AuthServerOAuth.java file and now requesting fresh access token again with the available refresh token:</text:p>
      <text:p text:style-name="P204"/>
      <text:p text:style-name="P181">So, uncommented all code that is related to UserDetailsService in this class and re-booted the application.</text:p>
      <text:p text:style-name="P205"/>
      <text:p text:style-name="P103">Settings:</text:p>
      <text:p text:style-name="P103">type: POST</text:p>
      <text:p text:style-name="P32"><text:span text:style-name="T13">uri: </text:span><text:a xlink:type="simple" xlink:href="http://localhost:8080/oauth/token" text:style-name="Internet_20_link" text:visited-style-name="Visited_20_Internet_20_Link">http://localhost:8080/oauth/token</text:a></text:p>
      <text:p text:style-name="P103"/>
      <text:p text:style-name="P103">Under Auth.:</text:p>
      <text:p text:style-name="P103">Type: Basic Auth</text:p>
      <text:p text:style-name="P103">Username: spring-security-oauth2-read-client</text:p>
      <text:p text:style-name="P103">Password: spring-security-oauth2-read-client-password1234</text:p>
      <text:p text:style-name="P103"/>
      <text:p text:style-name="P114">Under Body:</text:p>
      <text:p text:style-name="P114">Under x-www-form-urlencoded:</text:p>
      <text:p text:style-name="P114">key: username, value: admin</text:p>
      <text:p text:style-name="P114">key: password, value: admin1234</text:p>
      <text:p text:style-name="P114">key: grant_type, value: <text:span text:style-name="T44">refresh_token</text:span></text:p>
      <text:p text:style-name="P114"/>
      <text:p text:style-name="P114">key: client_id, value: <text:span text:style-name="T30">spring-security-oauth2-read-client</text:span> </text:p>
      <text:p text:style-name="P162">key: refresh_token, value: <text:s/><text:span text:style-name="T38">d10bbd99-63d7-4244-8f7a-665f5dbfce8d</text:span></text:p>
      <text:p text:style-name="P162"/>
      <text:p text:style-name="P164">Result:</text:p>
      <text:p text:style-name="P164">{</text:p>
      <text:p text:style-name="P164"><text:soft-page-break/><text:s text:c="4"/>"access_token": "51b567e9-a51e-45e7-9afd-3b1c2ad6efed",</text:p>
      <text:p text:style-name="P164"><text:s text:c="4"/>"token_type": "bearer",</text:p>
      <text:p text:style-name="P164"><text:s text:c="4"/>"refresh_token": "d10bbd99-63d7-4244-8f7a-665f5dbfce8d",</text:p>
      <text:p text:style-name="P164"><text:s text:c="4"/>"expires_in": 119,</text:p>
      <text:p text:style-name="P164"><text:s text:c="4"/>"scope": "read"</text:p>
      <text:p text:style-name="P164">}</text:p>
      <text:p text:style-name="P164"/>
      <text:p text:style-name="P168">As usual, the client details are authenticated by validating them against the info in oauth_client_details <text:span text:style-name="T46">and then a PreAuthenticated Authentication Request happens, not sure what this is, but has something <text:s/>to do with the User. All the supplied user details and his granted authorities are loaded in the Principal and is probably validated against what is found in the db (user and authorities tables) and then the access token is generated which is inserted into oauth_access_token table. No changes made to the oauth_refresh_token at al, which is correct. And, that’s it, the new access token is returned to the client.</text:span></text:p>
      <text:p text:style-name="P168"/>
      <text:p text:style-name="P169">So, this means, the UserDetailsService configuration in the AuthServerOAuth2Config class is required, especially during fetching an access token on the basis of the refresh token.</text:p>
      <text:p text:style-name="P169"/>
      <text:p text:style-name="P170">LogOutput:</text:p>
      <text:p text:style-name="P170"/>
      <text:p text:style-name="P170">refer file: access_token_fetch_8</text:p>
      <text:p text:style-name="P170"/>
      <text:p text:style-name="P1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2T18:05:11.876484573</dc:date>
    <meta:editing-cycles>425</meta:editing-cycles>
    <meta:editing-duration>PT22H3M19S</meta:editing-duration>
    <meta:generator>LibreOffice/6.0.7.3$Linux_X86_64 LibreOffice_project/00m0$Build-3</meta:generator>
    <meta:document-statistic meta:table-count="0" meta:image-count="0" meta:object-count="0" meta:page-count="18" meta:paragraph-count="557" meta:word-count="2968" meta:character-count="29996" meta:non-whitespace-character-count="26781"/>
  </office:meta>
</office:document-meta>
</file>